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25c706"/>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279eff" officeooo:paragraph-rsid="01279eff"/>
    </style:style>
    <style:style style:name="P93" style:family="paragraph" style:parent-style-name="Text_20_body">
      <style:text-properties officeooo:rsid="019c349a" officeooo:paragraph-rsid="019c349a"/>
    </style:style>
    <style:style style:name="P94" style:family="paragraph" style:parent-style-name="Text_20_body">
      <style:text-properties officeooo:rsid="0156e72c" officeooo:paragraph-rsid="01587fc2"/>
    </style:style>
    <style:style style:name="P95" style:family="paragraph" style:parent-style-name="Text_20_body">
      <style:text-properties officeooo:rsid="01a21900" officeooo:paragraph-rsid="01a21900"/>
    </style:style>
    <style:style style:name="P96" style:family="paragraph" style:parent-style-name="Text_20_body">
      <style:text-properties officeooo:rsid="01b9d789" officeooo:paragraph-rsid="01b9d789"/>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9252in" style:type="right" style:leader-style="dotted" style:leader-text="."/>
        </style:tab-stops>
      </style:paragraph-properties>
    </style:style>
    <style:style style:name="P101"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02" style:family="paragraph" style:parent-style-name="Heading_20_3">
      <style:text-properties fo:font-style="normal" officeooo:rsid="00219dbf" officeooo:paragraph-rsid="00219dbf" style:font-style-asian="normal" style:font-style-complex="normal"/>
    </style:style>
    <style:style style:name="P103" style:family="paragraph" style:parent-style-name="Heading_20_3">
      <style:text-properties fo:font-style="normal" officeooo:rsid="00aa23cf" officeooo:paragraph-rsid="00aa23cf" style:font-style-asian="normal" style:font-style-complex="normal"/>
    </style:style>
    <style:style style:name="P104" style:family="paragraph" style:parent-style-name="Heading_20_3">
      <style:text-properties officeooo:rsid="018fb31d" officeooo:paragraph-rsid="018fb31d"/>
    </style:style>
    <style:style style:name="P105" style:family="paragraph" style:parent-style-name="Heading_20_3">
      <style:text-properties officeooo:rsid="019442c4" officeooo:paragraph-rsid="019442c4"/>
    </style:style>
    <style:style style:name="P106" style:family="paragraph" style:parent-style-name="Heading_20_3">
      <style:text-properties officeooo:rsid="008f1046" officeooo:paragraph-rsid="008f1046"/>
    </style:style>
    <style:style style:name="P107" style:family="paragraph" style:parent-style-name="Heading_20_3">
      <style:text-properties officeooo:rsid="006df2da" officeooo:paragraph-rsid="006df2da"/>
    </style:style>
    <style:style style:name="P108" style:family="paragraph" style:parent-style-name="Heading_20_3">
      <style:text-properties officeooo:rsid="006f8220" officeooo:paragraph-rsid="006f8220"/>
    </style:style>
    <style:style style:name="P109" style:family="paragraph" style:parent-style-name="Heading_20_3">
      <style:text-properties officeooo:rsid="00b3e8a0" officeooo:paragraph-rsid="00b3e8a0"/>
    </style:style>
    <style:style style:name="P110" style:family="paragraph" style:parent-style-name="Heading_20_3">
      <style:text-properties officeooo:rsid="00b6c8f8" officeooo:paragraph-rsid="00b6c8f8"/>
    </style:style>
    <style:style style:name="P111" style:family="paragraph" style:parent-style-name="Heading_20_3">
      <style:text-properties officeooo:rsid="00ba78ca" officeooo:paragraph-rsid="00ba78ca"/>
    </style:style>
    <style:style style:name="P112" style:family="paragraph" style:parent-style-name="Heading_20_3">
      <style:text-properties officeooo:rsid="00cd6f21" officeooo:paragraph-rsid="00cd6f21"/>
    </style:style>
    <style:style style:name="P113" style:family="paragraph" style:parent-style-name="Heading_20_3">
      <style:text-properties officeooo:rsid="016ecc25" officeooo:paragraph-rsid="016ecc25"/>
    </style:style>
    <style:style style:name="P114" style:family="paragraph" style:parent-style-name="Heading_20_3">
      <style:text-properties officeooo:rsid="008baa41" officeooo:paragraph-rsid="008baa41"/>
    </style:style>
    <style:style style:name="P115" style:family="paragraph" style:parent-style-name="Heading_20_3">
      <style:text-properties officeooo:rsid="019c349a" officeooo:paragraph-rsid="019c349a"/>
    </style:style>
    <style:style style:name="P116" style:family="paragraph" style:parent-style-name="Heading_20_3">
      <style:text-properties officeooo:rsid="0156e72c" officeooo:paragraph-rsid="0156e72c"/>
    </style:style>
    <style:style style:name="P117" style:family="paragraph" style:parent-style-name="Heading_20_2">
      <style:text-properties fo:font-style="normal" style:font-style-asian="normal" style:font-style-complex="normal"/>
    </style:style>
    <style:style style:name="P118" style:family="paragraph" style:parent-style-name="Heading_20_2">
      <style:text-properties fo:font-style="normal" officeooo:rsid="001a999c" officeooo:paragraph-rsid="001a999c" style:font-style-asian="normal" style:font-style-complex="normal"/>
    </style:style>
    <style:style style:name="P119" style:family="paragraph" style:parent-style-name="Heading_20_2">
      <style:text-properties fo:font-style="normal" officeooo:rsid="00219dbf" officeooo:paragraph-rsid="00219dbf" style:font-style-asian="normal" style:font-style-complex="normal"/>
    </style:style>
    <style:style style:name="P120" style:family="paragraph" style:parent-style-name="Heading_20_2">
      <style:text-properties fo:font-style="normal" officeooo:rsid="0045e722" officeooo:paragraph-rsid="0045e722" style:font-style-asian="normal" style:font-style-complex="normal"/>
    </style:style>
    <style:style style:name="P121" style:family="paragraph" style:parent-style-name="Heading_20_2">
      <style:text-properties fo:font-style="normal" officeooo:rsid="008cce28" officeooo:paragraph-rsid="008cce28" style:font-style-asian="normal" style:font-style-complex="normal"/>
    </style:style>
    <style:style style:name="P122" style:family="paragraph" style:parent-style-name="Heading_20_2">
      <style:text-properties fo:font-style="normal" officeooo:rsid="009d7de1" officeooo:paragraph-rsid="009d7de1" style:font-style-asian="normal" style:font-style-complex="normal"/>
    </style:style>
    <style:style style:name="P123" style:family="paragraph" style:parent-style-name="Heading_20_2">
      <style:text-properties fo:font-style="normal" officeooo:rsid="009e08b6" officeooo:paragraph-rsid="009e08b6" style:font-style-asian="normal" style:font-style-complex="normal"/>
    </style:style>
    <style:style style:name="P124" style:family="paragraph" style:parent-style-name="Heading_20_2">
      <style:text-properties fo:font-style="normal" officeooo:rsid="0049b70b" officeooo:paragraph-rsid="0049b70b" style:font-style-asian="normal" style:font-style-complex="normal"/>
    </style:style>
    <style:style style:name="P125" style:family="paragraph" style:parent-style-name="Heading_20_2">
      <style:text-properties fo:font-style="normal" officeooo:rsid="0065b90c" officeooo:paragraph-rsid="0065b90c" style:font-style-asian="normal" style:font-style-complex="normal"/>
    </style:style>
    <style:style style:name="P126" style:family="paragraph" style:parent-style-name="Heading_20_2">
      <style:text-properties fo:font-style="normal" officeooo:rsid="016a1f57" officeooo:paragraph-rsid="016a1f57" style:font-style-asian="normal" style:font-style-complex="normal"/>
    </style:style>
    <style:style style:name="P127" style:family="paragraph" style:parent-style-name="Heading_20_2">
      <style:text-properties fo:font-style="normal" officeooo:rsid="018a2ff4" officeooo:paragraph-rsid="018a2ff4" style:font-style-asian="normal" style:font-style-complex="normal"/>
    </style:style>
    <style:style style:name="P128" style:family="paragraph" style:parent-style-name="Heading_20_2">
      <style:text-properties fo:font-style="normal" officeooo:rsid="00cd6f21" officeooo:paragraph-rsid="00cd6f21" style:font-style-asian="normal" style:font-style-complex="normal"/>
    </style:style>
    <style:style style:name="P129" style:family="paragraph" style:parent-style-name="Heading_20_2">
      <style:text-properties fo:font-style="normal" officeooo:rsid="008baa41" officeooo:paragraph-rsid="008baa41" style:font-style-asian="normal" style:font-style-complex="normal"/>
    </style:style>
    <style:style style:name="P130" style:family="paragraph" style:parent-style-name="Heading_20_2">
      <style:text-properties fo:font-style="normal" officeooo:rsid="019c349a" officeooo:paragraph-rsid="019c349a" style:font-style-asian="normal" style:font-style-complex="normal"/>
    </style:style>
    <style:style style:name="P131" style:family="paragraph" style:parent-style-name="Heading_20_2">
      <style:text-properties fo:font-style="normal" officeooo:rsid="00138f66" officeooo:paragraph-rsid="00138f66" style:font-style-asian="normal" style:font-style-complex="normal"/>
    </style:style>
    <style:style style:name="P132" style:family="paragraph" style:parent-style-name="Heading_20_2">
      <style:text-properties fo:font-style="normal" officeooo:rsid="018720d5" officeooo:paragraph-rsid="018720d5" style:font-style-asian="normal" style:font-style-complex="normal"/>
    </style:style>
    <style:style style:name="P133" style:family="paragraph" style:parent-style-name="Heading_20_2">
      <style:text-properties fo:font-style="normal" officeooo:rsid="01a4652f" officeooo:paragraph-rsid="01a4652f" style:font-style-asian="normal" style:font-style-complex="normal"/>
    </style:style>
    <style:style style:name="P134" style:family="paragraph" style:parent-style-name="Heading_20_2">
      <style:text-properties fo:font-style="normal" style:text-underline-style="none" officeooo:rsid="00af3ff2" officeooo:paragraph-rsid="00af3ff2" style:font-style-asian="normal" style:font-style-complex="normal"/>
    </style:style>
    <style:style style:name="P135" style:family="paragraph" style:parent-style-name="Heading_20_1">
      <style:text-properties officeooo:rsid="001a999c" officeooo:paragraph-rsid="001a999c"/>
    </style:style>
    <style:style style:name="P136" style:family="paragraph" style:parent-style-name="Heading_20_1">
      <style:text-properties officeooo:paragraph-rsid="0049b70b"/>
    </style:style>
    <style:style style:name="P137" style:family="paragraph" style:parent-style-name="Heading_20_1">
      <style:text-properties fo:font-style="normal" officeooo:rsid="0053dd46" officeooo:paragraph-rsid="0053dd46" style:font-style-asian="normal" style:font-style-complex="normal"/>
    </style:style>
    <style:style style:name="P138" style:family="paragraph" style:parent-style-name="Heading_20_1">
      <style:text-properties fo:font-style="normal" officeooo:rsid="008baa41" officeooo:paragraph-rsid="008baa41" style:font-style-asian="normal" style:font-style-complex="normal"/>
    </style:style>
    <style:style style:name="P139" style:family="paragraph" style:parent-style-name="Heading_20_1">
      <style:text-properties fo:font-style="normal" officeooo:rsid="00138f66" officeooo:paragraph-rsid="00138f66" style:font-style-asian="normal" style:font-style-complex="normal"/>
    </style:style>
    <style:style style:name="P140" style:family="paragraph" style:parent-style-name="Heading_20_1">
      <style:text-properties officeooo:rsid="018720d5" officeooo:paragraph-rsid="018720d5"/>
    </style:style>
    <style:style style:name="P141" style:family="paragraph" style:parent-style-name="Heading_20_1">
      <style:text-properties officeooo:rsid="0042cce7" officeooo:paragraph-rsid="0042cce7"/>
    </style:style>
    <style:style style:name="P142" style:family="paragraph" style:parent-style-name="Heading_20_1">
      <style:text-properties officeooo:rsid="01a21900" officeooo:paragraph-rsid="01a21900"/>
    </style:style>
    <style:style style:name="P143" style:family="paragraph" style:parent-style-name="Heading_20_4">
      <style:text-properties officeooo:rsid="0116a6cb" officeooo:paragraph-rsid="0116a6cb"/>
    </style:style>
    <style:style style:name="P144" style:family="paragraph" style:parent-style-name="Heading_20_4">
      <style:text-properties officeooo:rsid="01241026" officeooo:paragraph-rsid="01241026"/>
    </style:style>
    <style:style style:name="P145"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6" style:family="paragraph" style:parent-style-name="Heading_20_4">
      <style:text-properties fo:font-style="normal" officeooo:rsid="005c05db" officeooo:paragraph-rsid="005c05db" style:font-style-asian="normal" style:font-style-complex="normal"/>
    </style:style>
    <style:style style:name="P147" style:family="paragraph" style:parent-style-name="Heading_20_4">
      <style:text-properties officeooo:rsid="005c05db" officeooo:paragraph-rsid="005c05db"/>
    </style:style>
    <style:style style:name="P148" style:family="paragraph" style:parent-style-name="Heading_20_4">
      <style:text-properties officeooo:rsid="017838a2" officeooo:paragraph-rsid="017838a2"/>
    </style:style>
    <style:style style:name="P149" style:family="paragraph" style:parent-style-name="Heading_20_5">
      <style:text-properties fo:font-weight="normal" officeooo:rsid="0096bf20" officeooo:paragraph-rsid="0096bf20" style:font-weight-asian="normal" style:font-weight-complex="normal"/>
    </style:style>
    <style:style style:name="P150"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P151" style:family="paragraph" style:parent-style-name="Text_20_body" style:list-style-name="L1">
      <style:text-properties officeooo:paragraph-rsid="0163f97d"/>
    </style:style>
    <style:style style:name="P152" style:family="paragraph" style:parent-style-name="Text_20_body" style:list-style-name="L1">
      <style:text-properties officeooo:rsid="014d9f7a" officeooo:paragraph-rsid="0163f97d"/>
    </style:style>
    <style:style style:name="P153" style:family="paragraph" style:parent-style-name="Text_20_body" style:list-style-name="L2"/>
    <style:style style:name="P15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5" style:family="paragraph" style:parent-style-name="Text_20_body" style:list-style-name="L2">
      <style:text-properties style:font-name="Consolas"/>
    </style:style>
    <style:style style:name="P156" style:family="paragraph" style:parent-style-name="Text_20_body" style:list-style-name="L2">
      <style:text-properties style:font-name="Times New Roman1" officeooo:rsid="00ceef4c" officeooo:paragraph-rsid="00ceef4c"/>
    </style:style>
    <style:style style:name="P157" style:family="paragraph" style:parent-style-name="Text_20_body" style:list-style-name="L2">
      <style:text-properties style:font-name="Times New Roman1" officeooo:rsid="00d66729" officeooo:paragraph-rsid="00d66729"/>
    </style:style>
    <style:style style:name="P158" style:family="paragraph" style:parent-style-name="Text_20_body" style:list-style-name="L2">
      <style:text-properties style:font-name="Times New Roman1" officeooo:rsid="00d00542" officeooo:paragraph-rsid="00e96c9a"/>
    </style:style>
    <style:style style:name="P159" style:family="paragraph" style:parent-style-name="Text_20_body" style:list-style-name="L2">
      <style:text-properties officeooo:rsid="0105ec36" officeooo:paragraph-rsid="0105ec36"/>
    </style:style>
    <style:style style:name="P160" style:family="paragraph" style:parent-style-name="Text_20_body" style:list-style-name="L2">
      <style:text-properties officeooo:rsid="01048e2d" officeooo:paragraph-rsid="01048e2d"/>
    </style:style>
    <style:style style:name="P161" style:family="paragraph" style:parent-style-name="Text_20_body" style:list-style-name="L2">
      <style:text-properties officeooo:rsid="01048e2d" officeooo:paragraph-rsid="0182d71f"/>
    </style:style>
    <style:style style:name="P162"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63" style:family="paragraph" style:parent-style-name="Text_20_body" style:list-style-name="L2">
      <style:text-properties officeooo:rsid="01093c14" officeooo:paragraph-rsid="01836381"/>
    </style:style>
    <style:style style:name="P164" style:family="paragraph" style:parent-style-name="Text_20_body" style:list-style-name="L3"/>
    <style:style style:name="P165" style:family="paragraph" style:parent-style-name="Text_20_body" style:list-style-name="L3">
      <style:text-properties officeooo:rsid="00aa23cf" officeooo:paragraph-rsid="00aa23cf"/>
    </style:style>
    <style:style style:name="P166" style:family="paragraph" style:parent-style-name="Text_20_body" style:list-style-name="L4">
      <style:text-properties fo:font-style="normal" officeooo:rsid="003c7ce7" officeooo:paragraph-rsid="00138f66" style:font-style-asian="normal" style:font-style-complex="normal"/>
    </style:style>
    <style:style style:name="P167" style:family="paragraph" style:parent-style-name="Text_20_body" style:list-style-name="L4">
      <style:text-properties fo:font-style="normal" officeooo:rsid="00138f66" officeooo:paragraph-rsid="00138f66" style:font-style-asian="normal" style:font-style-complex="normal"/>
    </style:style>
    <style:style style:name="P168" style:family="paragraph" style:parent-style-name="Text_20_body" style:list-style-name="L5">
      <style:text-properties officeooo:rsid="01aff4fa" officeooo:paragraph-rsid="01aff4fa"/>
    </style:style>
    <style:style style:name="P169" style:family="paragraph" style:parent-style-name="Text_20_body" style:list-style-name="L5">
      <style:text-properties officeooo:rsid="01b21f54" officeooo:paragraph-rsid="01b3bd7d"/>
    </style:style>
    <style:style style:name="P170" style:family="paragraph" style:parent-style-name="Text_20_body" style:list-style-name="L5">
      <style:text-properties officeooo:rsid="01b70707" officeooo:paragraph-rsid="01b70707"/>
    </style:style>
    <style:style style:name="P171" style:family="paragraph" style:parent-style-name="Text_20_body" style:list-style-name="L5">
      <style:text-properties officeooo:rsid="01b8d87d" officeooo:paragraph-rsid="01b8d87d"/>
    </style:style>
    <style:style style:name="P172"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officeooo:rsid="018a2ff4" style:font-style-asian="normal" style:font-style-complex="normal"/>
    </style:style>
    <style:style style:name="T139" style:family="text">
      <style:text-properties fo:font-style="normal" officeooo:rsid="018c1c10" style:font-style-asian="normal" style:font-style-complex="normal"/>
    </style:style>
    <style:style style:name="T140" style:family="text">
      <style:text-properties fo:font-style="normal" officeooo:rsid="018d920c" style:font-style-asian="normal" style:font-style-complex="normal"/>
    </style:style>
    <style:style style:name="T141" style:family="text">
      <style:text-properties fo:font-style="normal" officeooo:rsid="018e20d4" style:font-style-asian="normal" style:font-style-complex="normal"/>
    </style:style>
    <style:style style:name="T142" style:family="text">
      <style:text-properties fo:font-style="normal" officeooo:rsid="018f82f8" style:font-style-asian="normal" style:font-style-complex="normal"/>
    </style:style>
    <style:style style:name="T143" style:family="text">
      <style:text-properties fo:font-style="normal" officeooo:rsid="018fb31d" style:font-style-asian="normal" style:font-style-complex="normal"/>
    </style:style>
    <style:style style:name="T144" style:family="text">
      <style:text-properties fo:font-style="normal" officeooo:rsid="019442c4" style:font-style-asian="normal" style:font-style-complex="normal"/>
    </style:style>
    <style:style style:name="T145" style:family="text">
      <style:text-properties fo:font-style="normal" officeooo:rsid="01999553" style:font-style-asian="normal" style:font-style-complex="normal"/>
    </style:style>
    <style:style style:name="T146" style:family="text">
      <style:text-properties fo:font-style="normal" officeooo:rsid="019b879a" style:font-style-asian="normal" style:font-style-complex="normal"/>
    </style:style>
    <style:style style:name="T147" style:family="text">
      <style:text-properties fo:font-style="normal" officeooo:rsid="019f77b6" style:font-style-asian="normal" style:font-style-complex="normal"/>
    </style:style>
    <style:style style:name="T148" style:family="text">
      <style:text-properties fo:font-style="normal" officeooo:rsid="01a04a21" style:font-style-asian="normal" style:font-style-complex="normal"/>
    </style:style>
    <style:style style:name="T149" style:family="text">
      <style:text-properties fo:font-style="normal" officeooo:rsid="01a4652f" style:font-style-asian="normal" style:font-style-complex="normal"/>
    </style:style>
    <style:style style:name="T150" style:family="text">
      <style:text-properties fo:font-style="normal" officeooo:rsid="01a74671" style:font-style-asian="normal" style:font-style-complex="normal"/>
    </style:style>
    <style:style style:name="T151" style:family="text">
      <style:text-properties fo:font-style="normal" officeooo:rsid="01a7ecd2" style:font-style-asian="normal" style:font-style-complex="normal"/>
    </style:style>
    <style:style style:name="T152" style:family="text">
      <style:text-properties fo:font-style="normal" officeooo:rsid="01bbbbaa"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97b347" style:font-style-asian="normal" style:font-weight-asian="normal" style:font-style-complex="normal" style:font-weight-complex="normal"/>
    </style:style>
    <style:style style:name="T155" style:family="text">
      <style:text-properties fo:font-style="normal" fo:font-weight="normal" officeooo:rsid="00992ce8" style:font-style-asian="normal" style:font-weight-asian="normal" style:font-style-complex="normal" style:font-weight-complex="normal"/>
    </style:style>
    <style:style style:name="T156" style:family="text">
      <style:text-properties fo:font-style="normal" fo:font-weight="normal" officeooo:rsid="011978e7" style:font-style-asian="normal" style:font-weight-asian="normal" style:font-style-complex="normal" style:font-weight-complex="normal"/>
    </style:style>
    <style:style style:name="T157" style:family="text">
      <style:text-properties style:font-name="Consolas1"/>
    </style:style>
    <style:style style:name="T158" style:family="text">
      <style:text-properties style:font-name="Consolas1" fo:font-size="10pt" style:font-size-asian="10pt"/>
    </style:style>
    <style:style style:name="T159" style:family="text">
      <style:text-properties style:font-name="Consolas1" fo:font-size="10pt" officeooo:rsid="00eba9b3" style:font-size-asian="10pt"/>
    </style:style>
    <style:style style:name="T160" style:family="text">
      <style:text-properties style:font-name="Consolas1" fo:font-size="10pt" officeooo:rsid="00f260c4" style:font-size-asian="10pt"/>
    </style:style>
    <style:style style:name="T161" style:family="text">
      <style:text-properties style:font-name="Consolas1" fo:font-size="10pt" officeooo:rsid="001813d2" style:font-size-asian="10pt"/>
    </style:style>
    <style:style style:name="T162" style:family="text">
      <style:text-properties style:font-name="Consolas1" fo:font-size="10pt" officeooo:rsid="0039431b" style:font-size-asian="10pt"/>
    </style:style>
    <style:style style:name="T163" style:family="text">
      <style:text-properties style:font-name="Consolas1" fo:font-size="10pt" officeooo:rsid="005c05db" style:font-size-asian="10pt"/>
    </style:style>
    <style:style style:name="T164" style:family="text">
      <style:text-properties style:font-name="Consolas1" fo:font-size="10pt" officeooo:rsid="005ce64a" style:font-size-asian="10pt"/>
    </style:style>
    <style:style style:name="T165" style:family="text">
      <style:text-properties style:font-name="Consolas1" fo:font-size="10pt" officeooo:rsid="00eed294" style:font-size-asian="10pt"/>
    </style:style>
    <style:style style:name="T166" style:family="text">
      <style:text-properties style:font-name="Consolas1" fo:font-size="10pt" officeooo:rsid="0097b347" style:font-size-asian="10pt"/>
    </style:style>
    <style:style style:name="T167" style:family="text">
      <style:text-properties style:font-name="Consolas1" fo:font-size="10pt" officeooo:rsid="009efe36" style:font-size-asian="10pt"/>
    </style:style>
    <style:style style:name="T168" style:family="text">
      <style:text-properties style:font-name="Consolas1" fo:font-size="10pt" officeooo:rsid="00e45745" style:font-size-asian="10pt"/>
    </style:style>
    <style:style style:name="T169" style:family="text">
      <style:text-properties style:font-name="Consolas1" fo:font-size="10pt" officeooo:rsid="0149c8be" style:font-size-asian="10pt"/>
    </style:style>
    <style:style style:name="T170" style:family="text">
      <style:text-properties style:font-name="Consolas1" fo:font-size="10pt" fo:font-style="normal" fo:font-weight="normal" style:font-size-asian="10pt" style:font-style-asian="normal" style:font-weight-asian="normal" style:font-style-complex="normal" style:font-weight-complex="normal"/>
    </style:style>
    <style:style style:name="T171"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4" style:family="text">
      <style:text-properties style:font-name="Consolas1" fo:font-size="10pt" fo:font-style="normal" officeooo:rsid="0073272e" style:font-size-asian="10pt" style:font-style-asian="normal" style:font-style-complex="normal"/>
    </style:style>
    <style:style style:name="T175" style:family="text">
      <style:text-properties style:font-name="Consolas1" fo:font-size="10pt" fo:font-style="normal" officeooo:rsid="009efe36" style:font-size-asian="10pt" style:font-style-asian="normal" style:font-style-complex="normal"/>
    </style:style>
    <style:style style:name="T176" style:family="text">
      <style:text-properties style:font-name="Consolas1" fo:font-size="10pt" fo:font-style="normal" officeooo:rsid="0149c8be" style:font-size-asian="10pt" style:font-style-asian="normal" style:font-style-complex="normal"/>
    </style:style>
    <style:style style:name="T177" style:family="text">
      <style:text-properties style:font-name="Consolas1" fo:font-size="10pt" fo:font-style="normal" officeooo:rsid="0167142a" style:font-size-asian="10pt" style:font-style-asian="normal" style:font-style-complex="normal"/>
    </style:style>
    <style:style style:name="T178" style:family="text">
      <style:text-properties style:font-name="Consolas1" officeooo:rsid="00eed294"/>
    </style:style>
    <style:style style:name="T179" style:family="text">
      <style:text-properties fo:font-size="10pt" style:font-size-asian="10pt"/>
    </style:style>
    <style:style style:name="T180" style:family="text">
      <style:text-properties fo:font-size="10pt" fo:font-style="normal" officeooo:rsid="00db45be" style:font-size-asian="10pt" style:font-style-asian="normal" style:font-style-complex="normal"/>
    </style:style>
    <style:style style:name="T181" style:family="text">
      <style:text-properties fo:font-size="10pt" fo:font-style="normal" officeooo:rsid="001813d2" style:font-size-asian="10pt" style:font-style-asian="normal" style:font-style-complex="normal"/>
    </style:style>
    <style:style style:name="T182" style:family="text">
      <style:text-properties style:font-name="Times New Roman1" fo:font-style="normal" fo:font-weight="normal"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8" style:family="text">
      <style:text-properties style:font-name="Times New Roman1" fo:font-style="normal" style:font-style-asian="normal" style:font-style-complex="normal"/>
    </style:style>
    <style:style style:name="T189" style:family="text">
      <style:text-properties style:font-name="Times New Roman1" fo:font-style="normal" officeooo:rsid="00e662f7" style:font-style-asian="normal" style:font-style-complex="normal"/>
    </style:style>
    <style:style style:name="T190" style:family="text">
      <style:text-properties style:font-name="Times New Roman1" fo:font-style="normal" officeooo:rsid="00fd92a4" style:font-style-asian="normal" style:font-style-complex="normal"/>
    </style:style>
    <style:style style:name="T191" style:family="text">
      <style:text-properties style:font-name="Times New Roman1" fo:font-style="normal" officeooo:rsid="00feb2ad" style:font-style-asian="normal" style:font-style-complex="normal"/>
    </style:style>
    <style:style style:name="T192" style:family="text">
      <style:text-properties style:font-name="Times New Roman1" fo:font-style="normal" officeooo:rsid="00ff3630" style:font-style-asian="normal" style:font-style-complex="normal"/>
    </style:style>
    <style:style style:name="T193" style:family="text">
      <style:text-properties style:font-name="Times New Roman1" fo:font-style="normal" officeooo:rsid="0101b8ed" style:font-style-asian="normal" style:font-style-complex="normal"/>
    </style:style>
    <style:style style:name="T194" style:family="text">
      <style:text-properties style:font-name="Times New Roman1" fo:font-style="normal" officeooo:rsid="0103819e" style:font-style-asian="normal" style:font-style-complex="normal"/>
    </style:style>
    <style:style style:name="T195" style:family="text">
      <style:text-properties style:font-name="Times New Roman1" fo:font-style="normal" officeooo:rsid="0105ec36" style:font-style-asian="normal" style:font-style-complex="normal"/>
    </style:style>
    <style:style style:name="T196" style:family="text">
      <style:text-properties style:font-name="Times New Roman1" fo:font-style="normal" officeooo:rsid="01079231" style:font-style-asian="normal" style:font-style-complex="normal"/>
    </style:style>
    <style:style style:name="T197" style:family="text">
      <style:text-properties style:font-name="Times New Roman1" fo:font-style="normal" officeooo:rsid="01091363" style:font-style-asian="normal" style:font-style-complex="normal"/>
    </style:style>
    <style:style style:name="T198" style:family="text">
      <style:text-properties style:font-name="Times New Roman1" fo:font-style="normal" officeooo:rsid="01093c14" style:font-style-asian="normal" style:font-style-complex="normal"/>
    </style:style>
    <style:style style:name="T199" style:family="text">
      <style:text-properties style:font-name="Times New Roman1" fo:font-style="normal" officeooo:rsid="01098d05" style:font-style-asian="normal" style:font-style-complex="normal"/>
    </style:style>
    <style:style style:name="T200" style:family="text">
      <style:text-properties style:font-name="Times New Roman1" fo:font-style="normal" officeooo:rsid="00aa23cf" style:font-style-asian="normal" style:font-style-complex="normal"/>
    </style:style>
    <style:style style:name="T201" style:family="text">
      <style:text-properties style:font-name="Times New Roman1" fo:font-style="normal" officeooo:rsid="00d00542" style:font-style-asian="normal" style:font-style-complex="normal"/>
    </style:style>
    <style:style style:name="T202" style:family="text">
      <style:text-properties style:font-name="Times New Roman1" fo:font-style="normal" officeooo:rsid="00d260f0" style:font-style-asian="normal" style:font-style-complex="normal"/>
    </style:style>
    <style:style style:name="T203" style:family="text">
      <style:text-properties style:font-name="Times New Roman1" fo:font-style="normal" officeooo:rsid="00d62598" style:font-style-asian="normal" style:font-style-complex="normal"/>
    </style:style>
    <style:style style:name="T204" style:family="text">
      <style:text-properties style:font-name="Times New Roman1" fo:font-style="normal" officeooo:rsid="00d06fa3" style:font-style-asian="normal" style:font-style-complex="normal"/>
    </style:style>
    <style:style style:name="T205" style:family="text">
      <style:text-properties style:font-name="Times New Roman1" fo:font-style="normal" officeooo:rsid="012ce00d" style:font-style-asian="normal" style:font-style-complex="normal"/>
    </style:style>
    <style:style style:name="T206" style:family="text">
      <style:text-properties style:font-name="Times New Roman1" fo:font-style="normal" officeooo:rsid="0182d71f" style:font-style-asian="normal" style:font-style-complex="normal"/>
    </style:style>
    <style:style style:name="T207" style:family="text">
      <style:text-properties style:font-name="Times New Roman1" fo:font-style="normal" officeooo:rsid="018125dc" style:font-style-asian="normal" style:font-style-complex="normal"/>
    </style:style>
    <style:style style:name="T208" style:family="text">
      <style:text-properties style:font-name="Times New Roman1" fo:font-style="normal" officeooo:rsid="01836381" style:font-style-asian="normal" style:font-style-complex="normal"/>
    </style:style>
    <style:style style:name="T209" style:family="text">
      <style:text-properties style:font-name="Times New Roman1" fo:font-style="normal" officeooo:rsid="01852baf" style:font-style-asian="normal" style:font-style-complex="normal"/>
    </style:style>
    <style:style style:name="T210" style:family="text">
      <style:text-properties style:font-name="Times New Roman1" fo:font-style="normal" officeooo:rsid="019348fd" style:font-style-asian="normal" style:font-style-complex="normal"/>
    </style:style>
    <style:style style:name="T211" style:family="text">
      <style:text-properties style:font-name="Times New Roman1" fo:font-size="10pt" fo:font-style="italic" officeooo:rsid="014401be" style:font-size-asian="10pt" style:font-style-asian="italic" style:font-size-complex="10pt" style:font-style-complex="italic"/>
    </style:style>
    <style:style style:name="T212" style:family="text">
      <style:text-properties style:font-name="Times New Roman1" fo:font-size="10pt" fo:font-style="italic" officeooo:rsid="0145de2f" style:font-size-asian="10pt" style:font-style-asian="italic" style:font-size-complex="10pt" style:font-style-complex="italic"/>
    </style:style>
    <style:style style:name="T213" style:family="text">
      <style:text-properties style:font-name="Times New Roman1" fo:font-size="10pt" officeooo:rsid="01587fc2" style:font-size-asian="10pt" style:font-size-complex="10pt"/>
    </style:style>
    <style:style style:name="T214" style:family="text">
      <style:text-properties style:font-name="Times New Roman1" officeooo:rsid="00aa23cf"/>
    </style:style>
    <style:style style:name="T215" style:family="text">
      <style:text-properties fo:font-style="italic" style:font-style-asian="italic" style:font-style-complex="italic"/>
    </style:style>
    <style:style style:name="T216" style:family="text">
      <style:text-properties fo:font-style="italic" officeooo:rsid="001b160b" style:font-style-asian="italic" style:font-style-complex="italic"/>
    </style:style>
    <style:style style:name="T217" style:family="text">
      <style:text-properties fo:font-style="italic" officeooo:rsid="001fe039" style:font-style-asian="italic" style:font-style-complex="italic"/>
    </style:style>
    <style:style style:name="T218" style:family="text">
      <style:text-properties fo:font-style="italic" officeooo:rsid="002d08cc" style:font-style-asian="italic" style:font-style-complex="italic"/>
    </style:style>
    <style:style style:name="T219" style:family="text">
      <style:text-properties fo:font-style="italic" officeooo:rsid="0045e722" style:font-style-asian="italic" style:font-style-complex="italic"/>
    </style:style>
    <style:style style:name="T220" style:family="text">
      <style:text-properties fo:font-style="italic" officeooo:rsid="0090a224" style:font-style-asian="italic" style:font-style-complex="italic"/>
    </style:style>
    <style:style style:name="T221" style:family="text">
      <style:text-properties fo:font-style="italic" officeooo:rsid="00948b58" style:font-style-asian="italic" style:font-style-complex="italic"/>
    </style:style>
    <style:style style:name="T222" style:family="text">
      <style:text-properties fo:font-style="italic" officeooo:rsid="00958cca" style:font-style-asian="italic" style:font-style-complex="italic"/>
    </style:style>
    <style:style style:name="T223" style:family="text">
      <style:text-properties fo:font-style="italic" officeooo:rsid="0031c318" style:font-style-asian="italic" style:font-style-complex="italic"/>
    </style:style>
    <style:style style:name="T224" style:family="text">
      <style:text-properties fo:font-style="italic" officeooo:rsid="010ef5ac" style:font-style-asian="italic" style:font-style-complex="italic"/>
    </style:style>
    <style:style style:name="T225" style:family="text">
      <style:text-properties fo:font-style="italic" officeooo:rsid="014ed027" style:font-style-asian="italic" style:font-style-complex="italic"/>
    </style:style>
    <style:style style:name="T226" style:family="text">
      <style:text-properties style:font-name="Consolas" fo:font-size="10pt" style:font-size-asian="8.75pt" style:font-size-complex="10pt"/>
    </style:style>
    <style:style style:name="T227" style:family="text">
      <style:text-properties style:font-name="Consolas" fo:font-size="10pt" style:font-size-asian="10pt" style:font-size-complex="10pt"/>
    </style:style>
    <style:style style:name="T228" style:family="text">
      <style:text-properties style:font-name="Consolas" fo:font-size="10pt" officeooo:rsid="0028e584" style:font-size-asian="10pt" style:font-size-complex="10pt"/>
    </style:style>
    <style:style style:name="T229" style:family="text">
      <style:text-properties style:font-name="Consolas" fo:font-size="10pt" officeooo:rsid="002aba5a" style:font-size-asian="10pt" style:font-size-complex="10pt"/>
    </style:style>
    <style:style style:name="T230" style:family="text">
      <style:text-properties style:font-name="Consolas" fo:font-size="10pt" officeooo:rsid="004d279a" style:font-size-asian="10pt" style:font-size-complex="10pt"/>
    </style:style>
    <style:style style:name="T231" style:family="text">
      <style:text-properties style:font-name="Consolas" fo:font-size="10pt" officeooo:rsid="00a49362" style:font-size-asian="10pt" style:font-size-complex="10pt"/>
    </style:style>
    <style:style style:name="T232" style:family="text">
      <style:text-properties style:font-name="Consolas" fo:font-size="10pt" officeooo:rsid="00d878ab" style:font-size-asian="10pt" style:font-size-complex="10pt"/>
    </style:style>
    <style:style style:name="T233" style:family="text">
      <style:text-properties style:font-name="Consolas" fo:font-size="10pt" officeooo:rsid="004b3101" style:font-size-asian="10pt" style:font-size-complex="10pt"/>
    </style:style>
    <style:style style:name="T234" style:family="text">
      <style:text-properties style:font-name="Consolas" fo:font-size="10pt" officeooo:rsid="014b690f" style:font-size-asian="10pt" style:font-size-complex="10pt"/>
    </style:style>
    <style:style style:name="T235" style:family="text">
      <style:text-properties style:font-name="Consolas" fo:font-size="10pt" officeooo:rsid="0151f60f" style:font-size-asian="10pt" style:font-size-complex="10pt"/>
    </style:style>
    <style:style style:name="T236" style:family="text">
      <style:text-properties style:font-name="Consolas" fo:font-size="10pt" officeooo:rsid="014ed027" style:font-size-asian="10pt" style:font-size-complex="10pt"/>
    </style:style>
    <style:style style:name="T237" style:family="text">
      <style:text-properties style:font-name="Consolas" fo:font-size="10pt" officeooo:rsid="01587fc2" style:font-size-asian="10pt" style:font-size-complex="10pt"/>
    </style:style>
    <style:style style:name="T238" style:family="text">
      <style:text-properties style:font-name="Consolas" fo:font-size="10pt" officeooo:rsid="014d9f7a" style:font-size-asian="10pt" style:font-size-complex="10pt"/>
    </style:style>
    <style:style style:name="T239" style:family="text">
      <style:text-properties style:font-name="Consolas" fo:font-size="10pt" officeooo:rsid="019795e4" style:font-size-asian="10pt" style:font-size-complex="10pt"/>
    </style:style>
    <style:style style:name="T240" style:family="text">
      <style:text-properties style:font-name="Consolas" fo:font-size="10pt" officeooo:rsid="01b3bd7d" style:font-size-asian="10pt" style:font-size-complex="10pt"/>
    </style:style>
    <style:style style:name="T241" style:family="text">
      <style:text-properties style:font-name="Consolas" fo:font-size="10pt" fo:font-style="normal" style:font-size-asian="10pt" style:font-style-asian="normal" style:font-size-complex="10pt" style:font-style-complex="normal"/>
    </style:style>
    <style:style style:name="T242" style:family="text">
      <style:text-properties style:font-name="Consolas" fo:font-size="10pt" fo:font-style="normal" officeooo:rsid="001b160b" style:font-size-asian="10pt" style:font-style-asian="normal" style:font-size-complex="10pt" style:font-style-complex="normal"/>
    </style:style>
    <style:style style:name="T243" style:family="text">
      <style:text-properties style:font-name="Consolas" fo:font-size="10pt" fo:font-style="normal" officeooo:rsid="00256f36" style:font-size-asian="10pt" style:font-style-asian="normal" style:font-size-complex="10pt" style:font-style-complex="normal"/>
    </style:style>
    <style:style style:name="T244" style:family="text">
      <style:text-properties style:font-name="Consolas" fo:font-size="10pt" fo:font-style="normal" officeooo:rsid="0028e584" style:font-size-asian="10pt" style:font-style-asian="normal" style:font-size-complex="10pt" style:font-style-complex="normal"/>
    </style:style>
    <style:style style:name="T245" style:family="text">
      <style:text-properties style:font-name="Consolas" fo:font-size="10pt" fo:font-style="normal" officeooo:rsid="00475b94" style:font-size-asian="10pt" style:font-style-asian="normal" style:font-size-complex="10pt" style:font-style-complex="normal"/>
    </style:style>
    <style:style style:name="T246" style:family="text">
      <style:text-properties style:font-name="Consolas" fo:font-size="10pt" fo:font-style="normal" officeooo:rsid="0052d3fd" style:font-size-asian="10pt" style:font-style-asian="normal" style:font-size-complex="10pt" style:font-style-complex="normal"/>
    </style:style>
    <style:style style:name="T247" style:family="text">
      <style:text-properties style:font-name="Consolas" fo:font-size="10pt" fo:font-style="normal" officeooo:rsid="0066b7a5" style:font-size-asian="10pt" style:font-style-asian="normal" style:font-size-complex="10pt" style:font-style-complex="normal"/>
    </style:style>
    <style:style style:name="T248" style:family="text">
      <style:text-properties style:font-name="Consolas" fo:font-size="10pt" fo:font-style="normal" officeooo:rsid="00673205" style:font-size-asian="10pt" style:font-style-asian="normal" style:font-size-complex="10pt" style:font-style-complex="normal"/>
    </style:style>
    <style:style style:name="T249" style:family="text">
      <style:text-properties style:font-name="Consolas" fo:font-size="10pt" fo:font-style="normal" officeooo:rsid="00b56ea7" style:font-size-asian="10pt" style:font-style-asian="normal" style:font-size-complex="10pt" style:font-style-complex="normal"/>
    </style:style>
    <style:style style:name="T250" style:family="text">
      <style:text-properties style:font-name="Consolas" fo:font-size="10pt" fo:font-style="normal" officeooo:rsid="00b88862" style:font-size-asian="10pt" style:font-style-asian="normal" style:font-size-complex="10pt" style:font-style-complex="normal"/>
    </style:style>
    <style:style style:name="T251" style:family="text">
      <style:text-properties style:font-name="Consolas" fo:font-size="10pt" fo:font-style="normal" officeooo:rsid="00ba78ca" style:font-size-asian="10pt" style:font-style-asian="normal" style:font-size-complex="10pt" style:font-style-complex="normal"/>
    </style:style>
    <style:style style:name="T252" style:family="text">
      <style:text-properties style:font-name="Consolas" fo:font-size="10pt" fo:font-style="normal" officeooo:rsid="00cbebd8" style:font-size-asian="10pt" style:font-style-asian="normal" style:font-size-complex="10pt" style:font-style-complex="normal"/>
    </style:style>
    <style:style style:name="T253" style:family="text">
      <style:text-properties style:font-name="Consolas" fo:font-size="10pt" fo:font-style="normal" officeooo:rsid="00cd265c" style:font-size-asian="10pt" style:font-style-asian="normal" style:font-size-complex="10pt" style:font-style-complex="normal"/>
    </style:style>
    <style:style style:name="T254" style:family="text">
      <style:text-properties style:font-name="Consolas" fo:font-size="10pt" fo:font-style="normal" officeooo:rsid="00d00542" style:font-size-asian="10pt" style:font-style-asian="normal" style:font-size-complex="10pt" style:font-style-complex="normal"/>
    </style:style>
    <style:style style:name="T255" style:family="text">
      <style:text-properties style:font-name="Consolas" fo:font-size="10pt" fo:font-style="normal" officeooo:rsid="00d06fa3" style:font-size-asian="10pt" style:font-style-asian="normal" style:font-size-complex="10pt" style:font-style-complex="normal"/>
    </style:style>
    <style:style style:name="T256" style:family="text">
      <style:text-properties style:font-name="Consolas" fo:font-size="10pt" fo:font-style="normal" officeooo:rsid="00db45be" style:font-size-asian="10pt" style:font-style-asian="normal" style:font-size-complex="10pt" style:font-style-complex="normal"/>
    </style:style>
    <style:style style:name="T257" style:family="text">
      <style:text-properties style:font-name="Consolas" fo:font-size="10pt" fo:font-style="normal" officeooo:rsid="00d878ab" style:font-size-asian="10pt" style:font-style-asian="normal" style:font-size-complex="10pt" style:font-style-complex="normal"/>
    </style:style>
    <style:style style:name="T258" style:family="text">
      <style:text-properties style:font-name="Consolas" fo:font-size="10pt" fo:font-style="normal" officeooo:rsid="00e662f7" style:font-size-asian="10pt" style:font-style-asian="normal" style:font-size-complex="10pt" style:font-style-complex="normal"/>
    </style:style>
    <style:style style:name="T259" style:family="text">
      <style:text-properties style:font-name="Consolas" fo:font-size="10pt" fo:font-style="normal" officeooo:rsid="00fd92a4" style:font-size-asian="10pt" style:font-style-asian="normal" style:font-size-complex="10pt" style:font-style-complex="normal"/>
    </style:style>
    <style:style style:name="T260" style:family="text">
      <style:text-properties style:font-name="Consolas" fo:font-size="10pt" fo:font-style="normal" officeooo:rsid="0100cc63" style:font-size-asian="10pt" style:font-style-asian="normal" style:font-size-complex="10pt" style:font-style-complex="normal"/>
    </style:style>
    <style:style style:name="T261" style:family="text">
      <style:text-properties style:font-name="Consolas" fo:font-size="10pt" fo:font-style="normal" officeooo:rsid="0103819e" style:font-size-asian="10pt" style:font-style-asian="normal" style:font-size-complex="10pt" style:font-style-complex="normal"/>
    </style:style>
    <style:style style:name="T262" style:family="text">
      <style:text-properties style:font-name="Consolas" fo:font-size="10pt" fo:font-style="normal" officeooo:rsid="0105ec36" style:font-size-asian="10pt" style:font-style-asian="normal" style:font-size-complex="10pt" style:font-style-complex="normal"/>
    </style:style>
    <style:style style:name="T263" style:family="text">
      <style:text-properties style:font-name="Consolas" fo:font-size="10pt" fo:font-style="normal" officeooo:rsid="01091363" style:font-size-asian="10pt" style:font-style-asian="normal" style:font-size-complex="10pt" style:font-style-complex="normal"/>
    </style:style>
    <style:style style:name="T264" style:family="text">
      <style:text-properties style:font-name="Consolas" fo:font-size="10pt" fo:font-style="normal" officeooo:rsid="01098d05" style:font-size-asian="10pt" style:font-style-asian="normal" style:font-size-complex="10pt" style:font-style-complex="normal"/>
    </style:style>
    <style:style style:name="T265" style:family="text">
      <style:text-properties style:font-name="Consolas" fo:font-size="10pt" fo:font-style="normal" officeooo:rsid="010ef5ac" style:font-size-asian="10pt" style:font-style-asian="normal" style:font-size-complex="10pt" style:font-style-complex="normal"/>
    </style:style>
    <style:style style:name="T266" style:family="text">
      <style:text-properties style:font-name="Consolas" fo:font-size="10pt" fo:font-style="normal" officeooo:rsid="0122fcfb" style:font-size-asian="10pt" style:font-style-asian="normal" style:font-size-complex="10pt" style:font-style-complex="normal"/>
    </style:style>
    <style:style style:name="T267" style:family="text">
      <style:text-properties style:font-name="Consolas" fo:font-size="10pt" fo:font-style="normal" officeooo:rsid="0128141e" style:font-size-asian="10pt" style:font-style-asian="normal" style:font-size-complex="10pt" style:font-style-complex="normal"/>
    </style:style>
    <style:style style:name="T268" style:family="text">
      <style:text-properties style:font-name="Consolas" fo:font-size="10pt" fo:font-style="normal" officeooo:rsid="012b2865" style:font-size-asian="10pt" style:font-style-asian="normal" style:font-size-complex="10pt" style:font-style-complex="normal"/>
    </style:style>
    <style:style style:name="T269" style:family="text">
      <style:text-properties style:font-name="Consolas" fo:font-size="10pt" fo:font-style="normal" officeooo:rsid="01558eee" style:font-size-asian="10pt" style:font-style-asian="normal" style:font-size-complex="10pt" style:font-style-complex="normal"/>
    </style:style>
    <style:style style:name="T270" style:family="text">
      <style:text-properties style:font-name="Consolas" fo:font-size="10pt" fo:font-style="normal" officeooo:rsid="014ed027" style:font-size-asian="10pt" style:font-style-asian="normal" style:font-size-complex="10pt" style:font-style-complex="normal"/>
    </style:style>
    <style:style style:name="T271" style:family="text">
      <style:text-properties style:font-name="Consolas" fo:font-size="10pt" fo:font-style="normal" officeooo:rsid="01535f47" style:font-size-asian="10pt" style:font-style-asian="normal" style:font-size-complex="10pt" style:font-style-complex="normal"/>
    </style:style>
    <style:style style:name="T272" style:family="text">
      <style:text-properties style:font-name="Consolas" fo:font-size="10pt" fo:font-style="normal" officeooo:rsid="016a45c8" style:font-size-asian="10pt" style:font-style-asian="normal" style:font-size-complex="10pt" style:font-style-complex="normal"/>
    </style:style>
    <style:style style:name="T273" style:family="text">
      <style:text-properties style:font-name="Consolas" fo:font-size="10pt" fo:font-style="normal" officeooo:rsid="00e38840" style:font-size-asian="10pt" style:font-style-asian="normal" style:font-size-complex="10pt" style:font-style-complex="normal"/>
    </style:style>
    <style:style style:name="T274" style:family="text">
      <style:text-properties style:font-name="Consolas" fo:font-size="10pt" fo:font-style="normal" officeooo:rsid="01853de7" style:font-size-asian="10pt" style:font-style-asian="normal" style:font-size-complex="10pt" style:font-style-complex="normal"/>
    </style:style>
    <style:style style:name="T275" style:family="text">
      <style:text-properties style:font-name="Consolas" fo:font-size="10pt" fo:font-style="normal" officeooo:rsid="018c1c10" style:font-size-asian="10pt" style:font-style-asian="normal" style:font-size-complex="10pt" style:font-style-complex="normal"/>
    </style:style>
    <style:style style:name="T276" style:family="text">
      <style:text-properties style:font-name="Consolas" fo:font-size="10pt" fo:font-style="normal" officeooo:rsid="018d920c" style:font-size-asian="10pt" style:font-style-asian="normal" style:font-size-complex="10pt" style:font-style-complex="normal"/>
    </style:style>
    <style:style style:name="T277" style:family="text">
      <style:text-properties style:font-name="Consolas" fo:font-size="10pt" fo:font-style="normal" officeooo:rsid="019348fd" style:font-size-asian="10pt" style:font-style-asian="normal" style:font-size-complex="10pt" style:font-style-complex="normal"/>
    </style:style>
    <style:style style:name="T278" style:family="text">
      <style:text-properties style:font-name="Consolas" fo:font-size="10pt" fo:font-style="normal" officeooo:rsid="018fb31d" style:font-size-asian="10pt" style:font-style-asian="normal" style:font-size-complex="10pt" style:font-style-complex="normal"/>
    </style:style>
    <style:style style:name="T279" style:family="text">
      <style:text-properties style:font-name="Consolas" fo:font-size="10pt" fo:font-style="normal" officeooo:rsid="019480c4" style:font-size-asian="10pt" style:font-style-asian="normal" style:font-size-complex="10pt" style:font-style-complex="normal"/>
    </style:style>
    <style:style style:name="T280" style:family="text">
      <style:text-properties style:font-name="Consolas" fo:font-size="10pt" fo:font-style="normal" officeooo:rsid="019b879a" style:font-size-asian="10pt" style:font-style-asian="normal" style:font-size-complex="10pt" style:font-style-complex="normal"/>
    </style:style>
    <style:style style:name="T281" style:family="text">
      <style:text-properties style:font-name="Consolas" fo:font-size="10pt" fo:font-style="normal" officeooo:rsid="01a4652f" style:font-size-asian="10pt" style:font-style-asian="normal" style:font-size-complex="10pt" style:font-style-complex="normal"/>
    </style:style>
    <style:style style:name="T282" style:family="text">
      <style:text-properties style:font-name="Consolas" fo:font-size="10pt" fo:font-style="normal" officeooo:rsid="01a74671" style:font-size-asian="10pt" style:font-style-asian="normal" style:font-size-complex="10pt" style:font-style-complex="normal"/>
    </style:style>
    <style:style style:name="T283"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4" style:family="text">
      <style:text-properties style:font-name="Consolas" fo:font-size="12pt" fo:font-style="normal" style:font-size-asian="12pt" style:font-style-asian="normal" style:font-size-complex="12pt" style:font-style-complex="normal"/>
    </style:style>
    <style:style style:name="T285" style:family="text">
      <style:text-properties style:font-name="Consolas" fo:font-size="12pt" fo:font-style="normal" officeooo:rsid="004b3101" style:font-size-asian="12pt" style:font-style-asian="normal" style:font-size-complex="12pt" style:font-style-complex="normal"/>
    </style:style>
    <style:style style:name="T286" style:family="text">
      <style:text-properties style:font-name="Consolas" fo:font-size="12pt" fo:font-style="normal" officeooo:rsid="006ace6d" style:font-size-asian="12pt" style:font-style-asian="normal" style:font-size-complex="12pt" style:font-style-complex="normal"/>
    </style:style>
    <style:style style:name="T287" style:family="text">
      <style:text-properties style:font-name="Consolas" fo:font-size="12pt" fo:font-style="normal" officeooo:rsid="00b4e382" style:font-size-asian="12pt" style:font-style-asian="normal" style:font-size-complex="12pt" style:font-style-complex="normal"/>
    </style:style>
    <style:style style:name="T288" style:family="text">
      <style:text-properties style:font-name="Consolas" fo:font-size="12pt" fo:font-style="normal" officeooo:rsid="00b56ea7" style:font-size-asian="12pt" style:font-style-asian="normal" style:font-size-complex="12pt" style:font-style-complex="normal"/>
    </style:style>
    <style:style style:name="T289" style:family="text">
      <style:text-properties style:font-name="Consolas" fo:font-style="normal" style:font-style-asian="normal" style:font-style-complex="normal"/>
    </style:style>
    <style:style style:name="T290" style:family="text">
      <style:text-properties style:font-name="Consolas" fo:font-style="normal" officeooo:rsid="00b88862" style:font-style-asian="normal" style:font-style-complex="normal"/>
    </style:style>
    <style:style style:name="T291" style:family="text">
      <style:text-properties officeooo:rsid="002aba5a"/>
    </style:style>
    <style:style style:name="T292" style:family="text">
      <style:text-properties fo:font-weight="bold" style:font-weight-asian="bold" style:font-weight-complex="bold"/>
    </style:style>
    <style:style style:name="T293" style:family="text">
      <style:text-properties officeooo:rsid="0031c318"/>
    </style:style>
    <style:style style:name="T294" style:family="text">
      <style:text-properties officeooo:rsid="0038ea4b"/>
    </style:style>
    <style:style style:name="T295" style:family="text">
      <style:text-properties officeooo:rsid="003aa30d"/>
    </style:style>
    <style:style style:name="T296" style:family="text">
      <style:text-properties officeooo:rsid="003b9e22"/>
    </style:style>
    <style:style style:name="T297" style:family="text">
      <style:text-properties officeooo:rsid="004d279a"/>
    </style:style>
    <style:style style:name="T298" style:family="text">
      <style:text-properties officeooo:rsid="0065b90c"/>
    </style:style>
    <style:style style:name="T299" style:family="text">
      <style:text-properties officeooo:rsid="009fab9a"/>
    </style:style>
    <style:style style:name="T300" style:family="text">
      <style:text-properties officeooo:rsid="00a037ae"/>
    </style:style>
    <style:style style:name="T301" style:family="text">
      <style:text-properties fo:color="#000000" style:font-name="Consolas1" fo:font-size="10pt" fo:font-style="normal" style:font-size-asian="10pt" style:font-style-asian="normal" style:font-style-complex="normal"/>
    </style:style>
    <style:style style:name="T302" style:family="text">
      <style:text-properties fo:color="#000000" style:font-name="Consolas1" fo:font-size="10pt" fo:font-style="normal" officeooo:rsid="0153f0b9" style:font-size-asian="10pt" style:font-style-asian="normal" style:font-style-complex="normal"/>
    </style:style>
    <style:style style:name="T303" style:family="text">
      <style:text-properties fo:color="#000000" style:font-name="Consolas1" fo:font-size="10pt" style:font-size-asian="10pt"/>
    </style:style>
    <style:style style:name="T304" style:family="text">
      <style:text-properties fo:color="#000000" style:font-name="Lucida Console" fo:font-size="9pt" style:font-size-asian="9pt"/>
    </style:style>
    <style:style style:name="T305" style:family="text">
      <style:text-properties fo:color="#000000" style:font-name="Lucida Console" fo:font-size="9pt" fo:font-style="normal" officeooo:rsid="01a5fe1b" style:font-size-asian="9pt" style:font-style-asian="normal" style:font-size-complex="10pt" style:font-style-complex="normal"/>
    </style:style>
    <style:style style:name="T306" style:family="text">
      <style:text-properties officeooo:rsid="00c7ce8a"/>
    </style:style>
    <style:style style:name="T307" style:family="text">
      <style:text-properties style:text-position="super 58%" fo:font-size="14pt" fo:font-weight="bold" style:font-size-asian="14pt" style:font-weight-asian="bold" style:font-size-complex="14pt" style:font-weight-complex="bold"/>
    </style:style>
    <style:style style:name="T308" style:family="text">
      <style:text-properties style:text-position="super 58%" fo:font-size="14pt" fo:font-weight="bold" officeooo:rsid="00e21632" style:font-size-asian="14pt" style:font-weight-asian="bold" style:font-size-complex="14pt" style:font-weight-complex="bold"/>
    </style:style>
    <style:style style:name="T309" style:family="text">
      <style:text-properties officeooo:rsid="00e29280"/>
    </style:style>
    <style:style style:name="T310" style:family="text">
      <style:text-properties officeooo:rsid="00e45745"/>
    </style:style>
    <style:style style:name="T311" style:family="text">
      <style:text-properties officeooo:rsid="004b3101"/>
    </style:style>
    <style:style style:name="T312" style:family="text">
      <style:text-properties officeooo:rsid="014ed027"/>
    </style:style>
    <style:style style:name="T313" style:family="text">
      <style:text-properties officeooo:rsid="01518cbb"/>
    </style:style>
    <style:style style:name="T314" style:family="text">
      <style:text-properties officeooo:rsid="01587fc2"/>
    </style:style>
    <style:style style:name="T315" style:family="text">
      <style:text-properties officeooo:rsid="0163f97d"/>
    </style:style>
    <style:style style:name="T316" style:family="text">
      <style:text-properties officeooo:rsid="014d9f7a"/>
    </style:style>
    <style:style style:name="T317" style:family="text">
      <style:text-properties officeooo:rsid="01728edb"/>
    </style:style>
    <style:style style:name="T318" style:family="text">
      <style:text-properties officeooo:rsid="0173c695"/>
    </style:style>
    <style:style style:name="T319" style:family="text">
      <style:text-properties officeooo:rsid="018a2ff4"/>
    </style:style>
    <style:style style:name="T320" style:family="text">
      <style:text-properties officeooo:rsid="019348fd"/>
    </style:style>
    <style:style style:name="T321" style:family="text">
      <style:text-properties officeooo:rsid="0195b8aa"/>
    </style:style>
    <style:style style:name="T322" style:family="text">
      <style:text-properties officeooo:rsid="019795e4"/>
    </style:style>
    <style:style style:name="T323" style:family="text">
      <style:text-properties officeooo:rsid="01a2d0f0"/>
    </style:style>
    <style:style style:name="T324" style:family="text">
      <style:text-properties officeooo:rsid="01a9a9cf"/>
    </style:style>
    <style:style style:name="T325" style:family="text">
      <style:text-properties officeooo:rsid="01ad358b"/>
    </style:style>
    <style:style style:name="T326" style:family="text">
      <style:text-properties officeooo:rsid="01b128d2"/>
    </style:style>
    <style:style style:name="T327" style:family="text">
      <style:text-properties officeooo:rsid="01b3bd7d"/>
    </style:style>
    <style:style style:name="T328" style:family="text">
      <style:text-properties officeooo:rsid="01b7db3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14049_1726513801" text:style-name="Index_20_Link" text:visited-style-name="Index_20_Link">1Introduction<text:tab/>2</text:a></text:p>
          <text:p text:style-name="P99"><text:a xlink:type="simple" xlink:href="#__RefHeading__1091_295664061" text:style-name="Index_20_Link" text:visited-style-name="Index_20_Link">1.1What<text:tab/>2</text:a></text:p>
          <text:p text:style-name="P99"><text:a xlink:type="simple" xlink:href="#__RefHeading__1093_295664061" text:style-name="Index_20_Link" text:visited-style-name="Index_20_Link">1.2Why<text:tab/>2</text:a></text:p>
          <text:p text:style-name="P100"><text:a xlink:type="simple" xlink:href="#__RefHeading__1095_295664061" text:style-name="Index_20_Link" text:visited-style-name="Index_20_Link">1.2.1Why Formalize?<text:tab/>2</text:a></text:p>
          <text:p text:style-name="P99"><text:a xlink:type="simple" xlink:href="#__RefHeading__1097_295664061" text:style-name="Index_20_Link" text:visited-style-name="Index_20_Link">1.3How<text:tab/>2</text:a></text:p>
          <text:p text:style-name="P100"><text:a xlink:type="simple" xlink:href="#__RefHeading__4613_1561157922" text:style-name="Index_20_Link" text:visited-style-name="Index_20_Link">1.3.1Extant<text:tab/>2</text:a></text:p>
          <text:p text:style-name="P100"><text:a xlink:type="simple" xlink:href="#__RefHeading__4622_1561157922" text:style-name="Index_20_Link" text:visited-style-name="Index_20_Link">1.3.2Adhoc<text:tab/>3</text:a></text:p>
          <text:p text:style-name="P98"><text:a xlink:type="simple" xlink:href="#__RefHeading__1099_295664061" text:style-name="Index_20_Link" text:visited-style-name="Index_20_Link">2Tutorial<text:tab/>4</text:a></text:p>
          <text:p text:style-name="P99"><text:a xlink:type="simple" xlink:href="#__RefHeading__3148_295664061" text:style-name="Index_20_Link" text:visited-style-name="Index_20_Link">2.1A Note on Syntax<text:tab/>4</text:a></text:p>
          <text:p text:style-name="P100"><text:a xlink:type="simple" xlink:href="#__RefHeading__3150_295664061" text:style-name="Index_20_Link" text:visited-style-name="Index_20_Link">2.1.1Named Macro Parameters<text:tab/>4</text:a></text:p>
          <text:p text:style-name="P99"><text:a xlink:type="simple" xlink:href="#__RefHeading__3177_295664061" text:style-name="Index_20_Link" text:visited-style-name="Index_20_Link">2.2A Note on Examples<text:tab/>5</text:a></text:p>
          <text:p text:style-name="P99"><text:a xlink:type="simple" xlink:href="#__RefHeading__3179_295664061" text:style-name="Index_20_Link" text:visited-style-name="Index_20_Link">2.3The Implementing Macros<text:tab/>5</text:a></text:p>
          <text:p text:style-name="P99"><text:a xlink:type="simple" xlink:href="#__RefHeading__1101_295664061" text:style-name="Index_20_Link" text:visited-style-name="Index_20_Link">2.4Scope Managers<text:tab/>5</text:a></text:p>
          <text:p text:style-name="P99"><text:a xlink:type="simple" xlink:href="#__RefHeading__3187_295664061" text:style-name="Index_20_Link" text:visited-style-name="Index_20_Link">2.5Extant Scope Managers<text:tab/>6</text:a></text:p>
          <text:p text:style-name="P100"><text:a xlink:type="simple" xlink:href="#__RefHeading__1103_295664061" text:style-name="Index_20_Link" text:visited-style-name="Index_20_Link">2.5.1with Parameter<text:tab/>6</text:a></text:p>
          <text:p text:style-name="P100"><text:a xlink:type="simple" xlink:href="#__RefHeading__1105_295664061" text:style-name="Index_20_Link" text:visited-style-name="Index_20_Link">2.5.2enter_as Parameter<text:tab/>7</text:a></text:p>
          <text:p text:style-name="P99"><text:a xlink:type="simple" xlink:href="#__RefHeading__1107_295664061" text:style-name="Index_20_Link" text:visited-style-name="Index_20_Link">2.6Adhoc Scope Managers<text:tab/>7</text:a></text:p>
          <text:p text:style-name="P100"><text:a xlink:type="simple" xlink:href="#__RefHeading__3196_295664061" text:style-name="Index_20_Link" text:visited-style-name="Index_20_Link">2.6.1with_adhoc Parameter<text:tab/>7</text:a></text:p>
          <text:p text:style-name="P100"><text:a xlink:type="simple" xlink:href="#__RefHeading__3198_295664061" text:style-name="Index_20_Link" text:visited-style-name="Index_20_Link">2.6.2on_enter Parameter<text:tab/>8</text:a></text:p>
          <text:p text:style-name="P100"><text:a xlink:type="simple" xlink:href="#__RefHeading__3200_295664061" text:style-name="Index_20_Link" text:visited-style-name="Index_20_Link">2.6.3on_exit Parameter<text:tab/>8</text:a></text:p>
          <text:p text:style-name="P99"><text:a xlink:type="simple" xlink:href="#__RefHeading__2684_1561157922" text:style-name="Index_20_Link" text:visited-style-name="Index_20_Link">2.7Nesting STEPed Macros<text:tab/>8</text:a></text:p>
          <text:p text:style-name="P99"><text:a xlink:type="simple" xlink:href="#__RefHeading__4615_1561157922" text:style-name="Index_20_Link" text:visited-style-name="Index_20_Link">2.8Same Line Declarations<text:tab/>9</text:a></text:p>
          <text:p text:style-name="P98"><text:a xlink:type="simple" xlink:href="#__RefHeading__1109_295664061" text:style-name="Index_20_Link" text:visited-style-name="Index_20_Link">3Reference<text:tab/>9</text:a></text:p>
          <text:p text:style-name="P99"><text:a xlink:type="simple" xlink:href="#__RefHeading__3225_295664061" text:style-name="Index_20_Link" text:visited-style-name="Index_20_Link">3.1Macros<text:tab/>9</text:a></text:p>
          <text:p text:style-name="P100"><text:a xlink:type="simple" xlink:href="#__RefHeading__3227_295664061" text:style-name="Index_20_Link" text:visited-style-name="Index_20_Link">3.1.1WG_LCLCONTEXT(...) WG_LCLCONTEXT_TPL(...) WG_LCLCONTEXT_END<text:tab/>9</text:a></text:p>
          <text:p text:style-name="P100"><text:a xlink:type="simple" xlink:href="#__RefHeading__2686_1561157922" text:style-name="Index_20_Link" text:visited-style-name="Index_20_Link">3.1.2BOOST_NO_EXCEPTIONS<text:tab/>11</text:a></text:p>
          <text:p text:style-name="P98"><text:a xlink:type="simple" xlink:href="#__RefHeading__3154_295664061" text:style-name="Index_20_Link" text:visited-style-name="Index_20_Link">4Limitations<text:tab/>11</text:a></text:p>
          <text:p text:style-name="P99"><text:a xlink:type="simple" xlink:href="#__RefHeading__3156_295664061" text:style-name="Index_20_Link" text:visited-style-name="Index_20_Link">4.1C++03 Limitations<text:tab/>11</text:a></text:p>
          <text:p text:style-name="P100"><text:a xlink:type="simple" xlink:href="#__RefHeading__3158_295664061" text:style-name="Index_20_Link" text:visited-style-name="Index_20_Link">4.1.1Macro Parameter Arguments Containing Commas<text:tab/>11</text:a></text:p>
          <text:p text:style-name="P99"><text:a xlink:type="simple" xlink:href="#__RefHeading__4624_1561157922" text:style-name="Index_20_Link" text:visited-style-name="Index_20_Link">4.2General Limitations<text:tab/>11</text:a></text:p>
          <text:p text:style-name="P100"><text:a xlink:type="simple" xlink:href="#__RefHeading__4626_1561157922" text:style-name="Index_20_Link" text:visited-style-name="Index_20_Link">4.2.1Implicitly Typed Variables<text:tab/>11</text:a></text:p>
          <text:p text:style-name="P100"><text:a xlink:type="simple" xlink:href="#__RefHeading__3185_295664061" text:style-name="Index_20_Link" text:visited-style-name="Index_20_Link">4.2.2Noncopyable Const LValue Scope Managers<text:tab/>11</text:a></text:p>
          <text:p text:style-name="P98"><text:a xlink:type="simple" xlink:href="#__RefHeading__1111_295664061" text:style-name="Index_20_Link" text:visited-style-name="Index_20_Link">5Grammar<text:tab/>11</text:a></text:p>
          <text:p text:style-name="P99"><text:a xlink:type="simple" xlink:href="#__RefHeading__1113_295664061" text:style-name="Index_20_Link" text:visited-style-name="Index_20_Link">5.1Special Symbols<text:tab/>11</text:a></text:p>
          <text:p text:style-name="P99"><text:a xlink:type="simple" xlink:href="#__RefHeading__1115_295664061" text:style-name="Index_20_Link" text:visited-style-name="Index_20_Link">5.2EBNF<text:tab/>12</text:a></text:p>
          <text:p text:style-name="P98"><text:a xlink:type="simple" xlink:href="#__RefHeading__4617_1561157922" text:style-name="Index_20_Link" text:visited-style-name="Index_20_Link">6Rationale<text:tab/>13</text:a></text:p>
          <text:p text:style-name="P99"><text:a xlink:type="simple" xlink:href="#__RefHeading__4619_1561157922" text:style-name="Index_20_Link" text:visited-style-name="Index_20_Link">6.1this_ const Qualification<text:tab/>13</text:a></text:p>
          <text:p text:style-name="P98"><text:a xlink:type="simple" xlink:href="#__RefHeading__1117_295664061" text:style-name="Index_20_Link" text:visited-style-name="Index_20_Link">7Alternatives<text:tab/>13</text:a></text:p>
          <text:p text:style-name="P99"><text:a xlink:type="simple" xlink:href="#__RefHeading__1119_295664061" text:style-name="Index_20_Link" text:visited-style-name="Index_20_Link">7.1Why not Boost.ScopeExit?<text:tab/>13</text:a></text:p>
          <text:p text:style-name="P100"><text:a xlink:type="simple" xlink:href="#__RefHeading__1121_295664061" text:style-name="Index_20_Link" text:visited-style-name="Index_20_Link">7.1.1Unenforceable Intent<text:tab/>13</text:a></text:p>
          <text:p text:style-name="P100"><text:a xlink:type="simple" xlink:href="#__RefHeading__1123_295664061" text:style-name="Index_20_Link" text:visited-style-name="Index_20_Link">7.1.2Unclear Intent<text:tab/>14</text:a></text:p>
          <text:p text:style-name="P100"><text:a xlink:type="simple" xlink:href="#__RefHeading__3081_318050475" text:style-name="Index_20_Link" text:visited-style-name="Index_20_Link">7.1.3Feature Deficiency<text:tab/>14</text:a></text:p>
          <text:p text:style-name="P98"><text:a xlink:type="simple" xlink:href="#__RefHeading__5050_1561157922" text:style-name="Index_20_Link" text:visited-style-name="Index_20_Link">8Implementation<text:tab/>14</text:a></text:p>
          <text:p text:style-name="P99"><text:a xlink:type="simple" xlink:href="#__RefHeading__5052_1561157922" text:style-name="Index_20_Link" text:visited-style-name="Index_20_Link">8.1Sample STEPed Macro Use<text:tab/>14</text:a></text:p>
          <text:p text:style-name="P99"><text:a xlink:type="simple" xlink:href="#__RefHeading__5054_1561157922" text:style-name="Index_20_Link" text:visited-style-name="Index_20_Link">8.2Sample STEPed Macro Expansion<text:tab/>15</text:a></text:p>
        </text:index-body>
      </text:table-of-content>
      <text:h text:style-name="P135" text:outline-level="1" text:is-list-header="true"><text:soft-page-break/></text:h>
      <text:h text:style-name="P135" text:outline-level="1"><text:bookmark-start text:name="__RefHeading__14049_1726513801"/>Introduction<text:bookmark-end text:name="__RefHeading__14049_1726513801"/></text:h>
      <text:h text:style-name="P118" text:outline-level="2"><text:bookmark-start text:name="__RefHeading__1091_295664061"/>What<text:bookmark-end text:name="__RefHeading__1091_295664061"/></text:h>
      <text:p text:style-name="P53"><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2">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16">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6">STEP</text:span><text:span text:style-name="T2"> </text:span><text:span text:style-name="T216">(Scope Triggered Event Processing)</text:span><text:span text:style-name="T2"> idiom. </text:span><text:span text:style-name="T3">The </text:span><text:span text:style-name="T217">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9" text:outline-level="2"><text:bookmark-start text:name="__RefHeading__1093_295664061"/>Why<text:bookmark-end text:name="__RefHeading__1093_295664061"/></text:h>
      <text:h text:style-name="P102" text:outline-level="3"><text:bookmark-start text:name="__RefHeading__1095_295664061"/>Why Formalize?<text:bookmark-end text:name="__RefHeading__1095_295664061"/></text:h>
      <text:p text:style-name="P54"><text:span text:style-name="T1">The constructs identified by the </text:span><text:span text:style-name="T215">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20" text:outline-level="2"><text:bookmark-start text:name="__RefHeading__1097_295664061"/>How<text:bookmark-end text:name="__RefHeading__1097_295664061"/></text:h>
      <text:p text:style-name="P89"><text:span text:style-name="T20">T</text:span><text:span text:style-name="T17">he macros </text:span><text:span text:style-name="T245">WG_LCL_CONTEXT</text:span><text:span text:style-name="T18">/</text:span><text:span text:style-name="T245">WGLCLCONTEXT_TPL</text:span><text:span text:style-name="T17">/</text:span><text:span text:style-name="T245">WG_LCLCONTEXT_END</text:span><text:span text:style-name="T211">N</text:span><text:span text:style-name="T245"> </text:span><text:span text:style-name="T17">are used to implement the </text:span><text:span text:style-name="T219">STEP</text:span><text:span text:style-name="T17"> idiom</text:span><text:span text:style-name="T23"> in this library.</text:span><text:span text:style-name="T139"> Associated with the use of these macros are scope managers. Loosely, scope managers are any objects with a no-argument method named </text:span><text:span text:style-name="T275">enter</text:span><text:span text:style-name="T139">, and one-argument method named </text:span><text:span text:style-name="T275">exit</text:span><text:span text:style-name="T139">. </text:span><text:span text:style-name="T140">For the scope defined in between the macro invocations of </text:span><text:span text:style-name="T245">WG_LCL_CONTEXT</text:span><text:span text:style-name="T18">/</text:span><text:span text:style-name="T245">WGLCLCONTEXT_TPL</text:span><text:span text:style-name="T140"> and </text:span><text:span text:style-name="T245">WG_LCLCONTEXT_END</text:span><text:span text:style-name="T211">N</text:span><text:span text:style-name="T140">, it is guaranteed that the </text:span><text:span text:style-name="T276">enter</text:span><text:span text:style-name="T140"> method of any associated scope managers will be called in the order that the scope managers were declared in the "</text:span><text:a xlink:type="simple" xlink:href="#2.3.The Implementing Macros|outline"><text:span text:style-name="T142">opening macro</text:span></text:a><text:span text:style-name="T140">", and that the </text:span><text:span text:style-name="T276">exit</text:span><text:span text:style-name="T140"> method of those same scope managers will be called in the reverse of the said order. If such a scope is exited "</text:span><text:a xlink:type="simple" xlink:href="#2.4.Scope Managers|outline"><text:span text:style-name="T142">prematurely</text:span></text:a><text:span text:style-name="T140">", then the said </text:span><text:span text:style-name="T276">exit</text:span><text:span text:style-name="T140"> methods will be called with the boolean value </text:span><text:span text:style-name="T276">false</text:span><text:span text:style-name="T140">, else they will be called with the boolean value </text:span><text:span text:style-name="T276">true</text:span><text:span text:style-name="T140">.</text:span><text:span text:style-name="T141">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41">The following examples should give a quick overview of how these macros </text:span><text:span text:style-name="T143">can be </text:span><text:span text:style-name="T141">used.</text:span></text:p>
      <text:h text:style-name="P104" text:outline-level="3"><text:bookmark-start text:name="__RefHeading__4613_1561157922"/><text:span text:style-name="T141">E</text:span><text:span text:style-name="T1">xtant</text:span><text:bookmark-end text:name="__RefHeading__4613_1561157922"/></text:h>
      <text:p text:style-name="P24"><text:span text:style-name="T241"><text:s text:c="2"/></text:span><text:span text:style-name="T278">template &lt;typename StreamOrBuf&gt;<text:line-break/></text:span><text:soft-page-break/><text:span text:style-name="T241"> <text:s/></text:span><text:span text:style-name="T278">struct FileMngr<text:line-break/></text:span><text:span text:style-name="T241"> <text:s/></text:span><text:span text:style-name="T278">{<text:line-break/> <text:s/></text:span><text:span text:style-name="T241"><text:s text:c="2"/></text:span><text:span text:style-name="T278">explicit FileMngr(char const * pFilepath)<text:line-break/> <text:s/></text:span><text:span text:style-name="T241"><text:s text:c="2"/></text:span><text:span text:style-name="T278">: m_Filepath(pFilepath),<text:line-break/> <text:s text:c="3"/></text:span><text:span text:style-name="T241"><text:s text:c="2"/></text:span><text:span text:style-name="T278">m_StreamOrBuf()<text:line-break/></text:span><text:span text:style-name="T241"> <text:s/></text:span><text:span text:style-name="T278"><text:s text:c="2"/>{}<text:line-break/> <text:s/><text:line-break/> <text:s/></text:span><text:span text:style-name="T241"><text:s text:c="2"/></text:span><text:span text:style-name="T278">StreamOrBuf &amp; enter()<text:line-break/></text:span><text:span text:style-name="T241"> <text:s/></text:span><text:span text:style-name="T278"><text:s text:c="2"/>{<text:line-break/> <text:s/></text:span><text:span text:style-name="T241"><text:s text:c="2"/></text:span><text:span text:style-name="T278"><text:s text:c="2"/>m_StreamOrBuf.open(m_Filepath.c_str());<text:line-break/> <text:s text:c="3"/></text:span><text:span text:style-name="T241"><text:s text:c="2"/></text:span><text:span text:style-name="T278">return m_StreamOrBuf;<text:line-break/></text:span><text:span text:style-name="T241"> <text:s/></text:span><text:span text:style-name="T278"><text:s text:c="2"/>}<text:line-break/> <text:s/></text:span><text:span text:style-name="T241"><text:s text:c="2"/></text:span><text:span text:style-name="T278"><text:line-break/></text:span><text:span text:style-name="T241"> <text:s/></text:span><text:span text:style-name="T278"><text:s text:c="2"/>void exit(bool const scope_completed)<text:line-break/> <text:s/></text:span><text:span text:style-name="T241"><text:s text:c="2"/></text:span><text:span text:style-name="T278">{<text:line-break/> <text:s text:c="3"/></text:span><text:span text:style-name="T241"><text:s text:c="2"/></text:span><text:span text:style-name="T278">(void)scope_completed;<text:line-break/></text:span><text:span text:style-name="T241"> <text:s/></text:span><text:span text:style-name="T278"><text:s text:c="4"/>m_StreamOrBuf.close();<text:line-break/> <text:s/></text:span><text:span text:style-name="T241"><text:s text:c="2"/></text:span><text:span text:style-name="T278">}<text:line-break/></text:span><text:span text:style-name="T241"> <text:s/></text:span><text:span text:style-name="T278"><text:s text:c="2"/><text:line-break/></text:span><text:span text:style-name="T241"> <text:s/></text:span><text:span text:style-name="T278">private:<text:line-break/> <text:s/></text:span><text:span text:style-name="T241"><text:s text:c="2"/></text:span><text:span text:style-name="T278">std::string m_Filepath;<text:line-break/></text:span><text:span text:style-name="T241"> <text:s/></text:span><text:span text:style-name="T278"><text:s text:c="2"/>StreamOrBuf m_StreamOrBuf;<text:line-break/></text:span><text:span text:style-name="T241"> <text:s/></text:span><text:span text:style-name="T278">};<text:line-break/></text:span><text:span text:style-name="T241"> <text:s/></text:span><text:span text:style-name="T278"><text:line-break/></text:span><text:span text:style-name="T241"> <text:s/></text:span><text:span text:style-name="T278">void write()<text:line-break/></text:span><text:span text:style-name="T241"> <text:s/></text:span><text:span text:style-name="T278">{<text:line-break/> <text:s/></text:span><text:span text:style-name="T241"><text:s text:c="2"/></text:span><text:span text:style-name="T278">WG_LCLCONTEXT( <text:line-break/> <text:s text:c="3"/></text:span><text:span text:style-name="T241"><text:s text:c="2"/></text:span><text:span text:style-name="T278">with(FileMngr&lt;std::ofstream&gt;("tmp.bin")) enter_as(ref filestrm) )</text:span></text:p>
      <text:p text:style-name="P24"><text:span text:style-name="T279"><text:s text:c="4"/>// Scope1</text:span><text:span text:style-name="T278"><text:line-break/></text:span><text:span text:style-name="T241"> <text:s/></text:span><text:span text:style-name="T278"><text:s text:c="2"/>{<text:line-break/> <text:s/></text:span><text:span text:style-name="T241"><text:s text:c="2"/></text:span><text:span text:style-name="T278"><text:s text:c="2"/>// Write to filestrm ...<text:line-break/></text:span><text:span text:style-name="T241"> <text:s/></text:span><text:span text:style-name="T278"><text:s text:c="2"/>}<text:line-break/> <text:s/></text:span><text:span text:style-name="T241"><text:s text:c="2"/></text:span><text:span text:style-name="T278">WG_LCLCONTEXT_END1<text:line-break/></text:span><text:span text:style-name="T241"> <text:s/></text:span><text:span text:style-name="T278">}</text:span></text:p>
      <text:p text:style-name="P17"/>
      <text:p text:style-name="P90">In the function <text:span text:style-name="T227">write</text:span>, an anonymous scope manager is associated with the opening macro and upon entry into <text:span text:style-name="T227">Scope1</text:span> its <text:span text:style-name="T227">enter</text:span> method is invoked<text:span text:style-name="T321">,</text:span> the result of that method invocation is then captured by reference and made available in Scope1 via the variable <text:span text:style-name="T227">filestrm</text:span>.<text:span text:style-name="T322"> Upon exit from Scope1, for any reason whatsoever, the </text:span><text:span text:style-name="T239">exit</text:span><text:span text:style-name="T322"> method of that anonymous scope manager will then be invoked.</text:span></text:p>
      <text:h text:style-name="P105" text:outline-level="3"><text:bookmark-start text:name="__RefHeading__4622_1561157922"/><text:span text:style-name="T143">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5"><text:s text:c="2"/>// Scope1</text:span><text:span text:style-name="T144"><text:line-break/> <text:s/>{<text:line-break/> <text:s text:c="3"/>// record transactions.<text:line-break/> <text:s/>}<text:line-break/> <text:s/>WG_LCLCONTEXT_END1</text:span></text:p>
      <text:p text:style-name="P13"/>
      <text:p text:style-name="P91"><text:soft-page-break/><text:span text:style-name="T144">A</text:span><text:span text:style-name="T1">bove, an anonymous scope manager object is created on-the-fly with a reference to the previously declared </text:span><text:span text:style-name="T241">transaction</text:span><text:span text:style-name="T1"> object. Upon entry into </text:span><text:span text:style-name="T241">Scope1</text:span><text:span text:style-name="T1">, said scope manager will execute the snippet of code specified in the </text:span><text:span text:style-name="T241">on_enter</text:span><text:span text:style-name="T1"> </text:span><text:span text:style-name="T146">named </text:span><text:span text:style-name="T1">parameter, and upon exit </text:span><text:span text:style-name="T146">from that scope, for any reason whatsoever, it will execute the code snippet specified in the </text:span><text:span text:style-name="T280">on_exit</text:span><text:span text:style-name="T146"> named parameter.</text:span></text:p>
      <text:h text:style-name="P136" text:outline-level="1"><text:bookmark-start text:name="__RefHeading__1099_295664061"/><text:span text:style-name="T19">T</text:span><text:span text:style-name="T20">utorial</text:span><text:bookmark-end text:name="__RefHeading__1099_295664061"/></text:h>
      <text:h text:style-name="P121" text:outline-level="2"><text:bookmark-start text:name="__RefHeading__3148_295664061"/>A Note on Syntax<text:bookmark-end text:name="__RefHeading__3148_295664061"/></text:h>
      <text:h text:style-name="P106"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3"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0">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49" text:outline-level="5"><text:span text:style-name="T50">E</text:span><text:span text:style-name="T1">xplicitly Typed Syntax</text:span></text:h>
      <text:p text:style-name="P64"><text:span text:style-name="T153">The syntax for an explicit</text:span><text:span text:style-name="T155">l</text:span><text:span text:style-name="T153">y typed </text:span><text:span text:style-name="T156">variable declaration </text:span><text:span text:style-name="T153">is:</text:span></text:p>
      <text:p text:style-name="P64"><text:span text:style-name="T158"><text:s text:c="2"/></text:span><text:span text:style-name="T165">type</text:span><text:span text:style-name="T158">( non-local-type-specifier )</text:span></text:p>
      <text:p text:style-name="P64"><text:span text:style-name="T153">Where </text:span><text:span text:style-name="T154">the </text:span><text:span text:style-name="T155">appropriate terms are defined </text:span><text:a xlink:type="simple" xlink:href="#5.Grammar|outline"><text:span text:style-name="T155">here</text:span></text:a><text:span text:style-name="T155">.</text:span></text:p>
      <text:p text:style-name="P52"><draw:frame draw:style-name="fr1" draw:name="Frame1" text:anchor-type="paragraph" svg:x="0.0598in" svg:y="-0.0402in" svg:width="6.7819in" draw:z-index="4"><draw:text-box fo:min-height="0.6346in"><text:p text:style-name="P45"><text:span text:style-name="T220">Advice:</text:span><text:span text:style-name="T46"> </text:span><text:span text:style-name="T45">For maximal portability with C++03, it is recommended that commas not be used in </text:span><text:span text:style-name="T101">the argument to </text:span><text:span text:style-name="T266">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0" text:outline-level="5">Implicitly Typed Syntax</text:h>
      <text:p text:style-name="P65"><text:span text:style-name="T153">The syntax for an </text:span><text:span text:style-name="T155">im</text:span><text:span text:style-name="T153">plicit</text:span><text:span text:style-name="T155">l</text:span><text:span text:style-name="T153">y typed </text:span><text:span text:style-name="T156">variable declaration</text:span><text:span text:style-name="T153"> is:</text:span></text:p>
      <text:p text:style-name="P42"><text:span text:style-name="T170"><text:s text:c="2"/>const | ref | const ref</text:span><text:span text:style-name="T171"> | empty-token</text:span></text:p>
      <text:p text:style-name="P97"><text:span text:style-name="T155">W</text:span><text:span text:style-name="T153">here </text:span><text:span text:style-name="T183">the keyword </text:span><text:span text:style-name="T283">const</text:span><text:span text:style-name="T183"> const qualifies the</text:span><text:span text:style-name="T182"> result of Boost.Typeof and </text:span><text:span text:style-name="T183">the keyword </text:span><text:span text:style-name="T283">ref</text:span><text:span text:style-name="T183"> reference</text:span><text:span text:style-name="T187"> </text:span><text:soft-page-break/><text:span text:style-name="T183">qualifies it</text:span><text:span text:style-name="T182">.</text:span></text:p>
      <text:p text:style-name="P97"><draw:frame draw:style-name="fr1" draw:name="Frame5" text:anchor-type="paragraph" svg:x="0.0984in" svg:y="0.0256in" svg:width="6.7819in" draw:z-index="3"><draw:text-box fo:min-height="0.3547in"><text:p text:style-name="P45"><text:span text:style-name="T224">Note</text:span><text:span text:style-name="T220">:</text:span><text:span text:style-name="T46"> </text:span><text:span text:style-name="T87">As a result, implicitly typed variables cannot be named </text:span><text:span text:style-name="T265">ref</text:span><text:span text:style-name="T87">.</text:span></text:p></draw:text-box></draw:frame></text:p>
      <text:h text:style-name="P144" text:outline-level="4">Other Named Parameter Types</text:h>
      <text:p text:style-name="P76"><draw:frame draw:style-name="fr1" draw:name="Frame6" text:anchor-type="paragraph" svg:x="0.0807in" svg:y="0.0307in" svg:width="6.7819in" draw:z-index="5"><draw:text-box fo:min-height="0.6346in"><text:p text:style-name="P45"><text:span text:style-name="T220">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5" text:outline-level="4">Non-Variadic Arguments</text:h>
      <text:p text:style-name="P66"><text:span text:style-name="T184">For those that wish to strictly stay C++03 conformant, it is possible to forgo the use of variadic macros when using this library. In that case named macro parameters with variadic argument lists should have the latter list</text:span><text:span text:style-name="T186">, </text:span><text:span text:style-name="T184">including the enclosing parenthesis</text:span><text:span text:style-name="T186">, </text:span><text:span text:style-name="T184">replaced by a sequence of tuples where each tuple element represents an argument to the said macro. For example,</text:span><text:span text:style-name="T185"> "</text:span><text:span text:style-name="T172">named_param(x, y, z)</text:span><text:span text:style-name="T173">" </text:span><text:span text:style-name="T184">should be replaced by</text:span><text:span text:style-name="T173"> "</text:span><text:span text:style-name="T172">named_param (x) (y) (z)</text:span><text:span text:style-name="T185">".</text:span></text:p>
      <text:h text:style-name="P122"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23" text:outline-level="2"><text:bookmark-start text:name="__RefHeading__3179_295664061"/>The Implementing Macros<text:bookmark-end text:name="__RefHeading__3179_295664061"/></text:h>
      <text:p text:style-name="P80"><text:span text:style-name="T23">T</text:span><text:span text:style-name="T18">he macros </text:span><text:span text:style-name="T245">WG_LCL_CONTEXT</text:span><text:span text:style-name="T18">/</text:span><text:span text:style-name="T245">WGLCLCONTEXT_TPL</text:span><text:span text:style-name="T18"> </text:span><text:span text:style-name="T29">and </text:span><text:span text:style-name="T245">WG_LCLCONTEXT_END</text:span><text:span text:style-name="T212">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45">WG_LCL_CONTEXT</text:span><text:span text:style-name="T18">/</text:span><text:span text:style-name="T245">WGLCLCONTEXT_TPL</text:span><text:span text:style-name="T116"> and ends before the invocation of </text:span><text:span text:style-name="T245">WG_LCLCONTEXT_END</text:span><text:span text:style-name="T212">N</text:span><text:span text:style-name="T116">. </text:span><text:span text:style-name="T245">WG_LCL_CONTEXT</text:span><text:span text:style-name="T18">/</text:span><text:span text:style-name="T245">WGLCLCONTEXT_TPL</text:span><text:span text:style-name="T116"> </text:span><text:span text:style-name="T118">each is said to be an</text:span><text:span text:style-name="T116"> opening macro, </text:span><text:span text:style-name="T245">WG_LCLCONTEXT_END</text:span><text:span text:style-name="T212">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80"><text:span text:style-name="T245">WG_LCL_CONTEXT</text:span><text:span text:style-name="T22"> and </text:span><text:span text:style-name="T245">WG_LCL_CONTEXT</text:span><text:span text:style-name="T246">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4"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5">STEP</text:span><text:span text:style-name="T1"> idiom. </text:span><text:span text:style-name="T33">Each of the opening macros </text:span><text:span text:style-name="T245">WG_LCL_CONTEXT</text:span><text:span text:style-name="T18">/</text:span><text:span text:style-name="T245">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6" text:outline-level="4">Entry Methods</text:h>
      <text:p text:style-name="P9"><text:span text:style-name="T158"><text:s text:c="4"/>some-unspecified-type enter()</text:span><text:span text:style-name="T163">;</text:span></text:p>
      <text:p text:style-name="P10"><text:span text:style-name="T158"><text:s text:c="4"/>some-unspecified-type enter()</text:span><text:span text:style-name="T163"> const;</text:span></text:p>
      <text:h text:style-name="P147" text:outline-level="4"><text:soft-page-break/>Exit Methods</text:h>
      <text:p text:style-name="P43"><text:span text:style-name="T158"><text:s text:c="4"/>void exit(bool const </text:span><text:span text:style-name="T169">scope_completed</text:span><text:span text:style-name="T158">)</text:span><text:span text:style-name="T164">;</text:span></text:p>
      <text:p text:style-name="P44"><text:span text:style-name="T158"><text:s text:c="4"/>void exit(bool const </text:span><text:span text:style-name="T169">scope_completed</text:span><text:span text:style-name="T158">)</text:span><text:span text:style-name="T164"> const;</text:span></text:p>
      <text:p text:style-name="P58"/>
      <text:p text:style-name="P77"><text:span text:style-name="T311">Whenever a </text:span><text:span text:style-name="T21">STEP</text:span><text:span text:style-name="T311">ed scope is entered the associated scope manager(s) invoke their </text:span><text:span text:style-name="T233">enter</text:span><text:span text:style-name="T311"> method in the order in which they were declared in the opening macro; and whenever a STEPed scope is exited the associated step manager(s) invoke their </text:span><text:span text:style-name="T230">exit</text:span><text:span text:style-name="T297"> method in the reverse order in which they were declared in the opening macro. If the STEPed scope was executed prematurely, that is control was transferred from within the STEPed scope to outside of it due to the execution of a </text:span><text:span text:style-name="T230">goto</text:span><text:span text:style-name="T297">, </text:span><text:span text:style-name="T230">return</text:span><text:span text:style-name="T297">, </text:span><text:span text:style-name="T230">break</text:span><text:span text:style-name="T297">, </text:span><text:span text:style-name="T230">continue</text:span><text:span text:style-name="T297">, or </text:span><text:span text:style-name="T230">throw</text:span><text:span text:style-name="T297"> statement, then the aforementioned </text:span><text:span text:style-name="T230">exit</text:span><text:span text:style-name="T297"> method(s) will be called with the boolean value </text:span><text:span text:style-name="T234">false</text:span><text:span text:style-name="T297">, else they will be called with the boolean value </text:span><text:span text:style-name="T234">true</text:span><text:span text:style-name="T297">.</text:span></text:p>
      <text:p text:style-name="P79">Note that <text:span text:style-name="T227">enter</text:span> methods are allowed to throw an exception. This means that if one does actually throw an exception, then the only <text:span text:style-name="T227">exit</text:span> methods that will subsequently be called <text:span text:style-name="T315">are:</text:span></text:p>
      <text:list xml:id="list1736698172190125472" text:style-name="L1">
        <text:list-item>
          <text:p text:style-name="P151"><text:span text:style-name="T316">the one for the throwing </text:span><text:span text:style-name="T238">enter</text:span><text:span text:style-name="T316"> method, </text:span></text:p>
        </text:list-item>
        <text:list-item>
          <text:p text:style-name="P151"><text:span text:style-name="T316">those associated with any previously invoked </text:span><text:span text:style-name="T238">enter</text:span><text:span text:style-name="T316"> methods from the same opening macro,</text:span></text:p>
        </text:list-item>
        <text:list-item>
          <text:p text:style-name="P152">and those from any opening macro whose STEPed scope the current code may be nested in.</text:p>
        </text:list-item>
      </text:list>
      <text:p text:style-name="P78">Also note that <text:span text:style-name="T227">exit</text:span> methods are allowed to throw an exception. <text:span text:style-name="T312">If an </text:span><text:span text:style-name="T236">exit</text:span><text:span text:style-name="T312"> method does throw an exception, then any subsequent </text:span><text:span text:style-name="T236">exit</text:span><text:span text:style-name="T312">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5">Note</text:span><text:span text:style-name="T220">:</text:span><text:span text:style-name="T46"> </text:span><text:span text:style-name="T107">An </text:span><text:span text:style-name="T270">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71"><text:span text:style-name="T298">There are two types of scope managers that can be used with this library, existing scope managers and adhoc scope managers. They are each described in </text:span><text:a xlink:type="simple" xlink:href="#2.5.Extant Scope Managers|outline"><text:span text:style-name="T298">Extant Scope Managers</text:span></text:a><text:span text:style-name="T298"> and </text:span><text:a xlink:type="simple" xlink:href="#2.6.Adhoc Scope Managers|outline"><text:span text:style-name="T298">Adhoc Scope Managers</text:span></text:a><text:span text:style-name="T298">.</text:span></text:p>
      <text:h text:style-name="P134" text:outline-level="2"><text:bookmark-start text:name="__RefHeading__3187_295664061"/>Extant Scope Managers<text:bookmark-end text:name="__RefHeading__3187_295664061"/></text:h>
      <text:h text:style-name="P107" text:outline-level="3"><text:bookmark-start text:name="__RefHeading__1103_295664061"/><text:span text:style-name="T285">w</text:span><text:span text:style-name="T284">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7">with</text:span><text:span text:style-name="T34"> </text:span><text:span text:style-name="T60">named </text:span><text:span text:style-name="T34">parameter of their opening macro.</text:span><text:span text:style-name="T35"> </text:span><text:span text:style-name="T52">T</text:span><text:span text:style-name="T35">he </text:span><text:span text:style-name="T248">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2">Advice</text:span><text:span text:style-name="T220">:</text:span><text:span text:style-name="T46"> </text:span><text:span text:style-name="T42">This library is Boost.Move enabled, so it's advised that scope managers </text:span><text:span text:style-name="T152">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1">Note</text:span><text:span text:style-name="T220">:</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3">1</text:span></text:p>
      <text:h text:style-name="P108" text:outline-level="3"><text:bookmark-start text:name="__RefHeading__1105_295664061"/><text:span text:style-name="T286">e</text:span><text:span text:style-name="T284">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1">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58"><text:s text:c="4"/>enter_as(</text:span><text:span text:style-name="T167">type-expression</text:span><text:span text:style-name="T158"> variable-name)</text:span></text:p>
      <text:p text:style-name="P5"/>
      <text:p text:style-name="P59">Example:</text:p>
      <text:p text:style-name="Text_20_body"><text:span text:style-name="T231"><text:s text:c="4"/>WG_LCLCONTEXT( with(filemngr("data.txt")) enter_as(file) )<text:line-break/> <text:s text:c="3"/>{<text:line-break/> <text:s text:c="5"/>// Process file </text:span><text:span text:style-name="T232">obj </text:span><text:span text:style-name="T231">here ...<text:line-break/> <text:s text:c="3"/>}<text:line-break/> <text:s text:c="3"/>WG_LCLCONTEXT_END</text:span><text:span text:style-name="T235">1</text:span></text:p>
      <text:h text:style-name="P125" text:outline-level="2"><text:bookmark-start text:name="__RefHeading__1107_295664061"/>Adhoc Scope Managers<text:bookmark-end text:name="__RefHeading__1107_295664061"/></text:h>
      <text:h text:style-name="P109" text:outline-level="3"><text:bookmark-start text:name="__RefHeading__3196_295664061"/><text:span text:style-name="T284">with</text:span><text:span text:style-name="T287">_</text:span><text:span text:style-name="T284">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9">with_adhoc</text:span><text:span text:style-name="T60"> named parameter of the opening macro. The arguments to </text:span><text:span text:style-name="T249">with_adhoc</text:span><text:span text:style-name="T60"> bind those variables with the same name in the enclosing scope to the scope manager that will be built. </text:span></text:p>
      <text:h text:style-name="P148" text:outline-level="4"><text:span text:style-name="T227">this_</text:span> Argument</text:h>
      <text:p text:style-name="P73"><text:span text:style-name="T124">T</text:span><text:span text:style-name="T74">he identifier </text:span><text:span text:style-name="T252">this_</text:span><text:span text:style-name="T74">, if used as an argument to </text:span><text:span text:style-name="T252">with_adhoc</text:span><text:span text:style-name="T130"> and implicitly typed,</text:span><text:span text:style-name="T130"> </text:span><text:span text:style-name="T74">binds the </text:span><text:span text:style-name="T252">this</text:span><text:span text:style-name="T74"> variable of the enclosing scope to its associated scope manager. </text:span><text:span text:style-name="T131">If it is </text:span><text:span text:style-name="T274">const</text:span><text:span text:style-name="T131"> qualified, then the </text:span><text:span text:style-name="T274">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48" text:outline-level="4">No Arguments</text:h>
      <text:p text:style-name="P73"><text:span text:style-name="T109">It is possible to use </text:span><text:span text:style-name="T271">with_adhoc</text:span><text:span text:style-name="T109"> with no arguments, in that case</text:span><text:span text:style-name="T125"> its proceeding</text:span><text:span text:style-name="T109"> opening and closing parenthesis must also be omitted.</text:span></text:p>
      <text:p text:style-name="P50"/>
      <text:p text:style-name="P72"><text:span text:style-name="T75">Following </text:span><text:span text:style-name="T253">with_adhoc</text:span><text:span text:style-name="T61">,</text:span><text:span text:style-name="T60"> at least one of </text:span><text:span text:style-name="T249">one_enter</text:span><text:span text:style-name="T60"> or </text:span><text:span text:style-name="T249">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0">with_adhoc</text:span><text:span text:style-name="T62"> named parameter that immediately </text:span><text:span text:style-name="T64">precedes</text:span><text:span text:style-name="T62"> them.</text:span></text:p>
      <text:h text:style-name="P110" text:outline-level="3"><text:bookmark-start text:name="__RefHeading__3198_295664061"/><text:span text:style-name="T288">o</text:span><text:span text:style-name="T284">n_enter</text:span><text:span text:style-name="T1"> Parameter</text:span><text:bookmark-end text:name="__RefHeading__3198_295664061"/></text:h>
      <text:p text:style-name="P74"><text:span text:style-name="T1">If the </text:span><text:span text:style-name="T241">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111" text:outline-level="3"><text:bookmark-start text:name="__RefHeading__3200_295664061"/><text:span text:style-name="T290">o</text:span><text:span text:style-name="T289">n_exit</text:span><text:span text:style-name="T1"> Parameter</text:span><text:bookmark-end text:name="__RefHeading__3200_295664061"/></text:h>
      <text:p text:style-name="P86"><text:span text:style-name="T65">If the </text:span><text:span text:style-name="T251">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2">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67"><text:s text:c="4"/>File file(path);<text:line-break/><text:line-break/></text:span><text:span text:style-name="T22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26"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82"><text:span text:style-name="T121"><text:s/></text:span><text:span text:style-name="T272"><text:s text:c="2"/>WG_LCLCONTEXT( with(scpmngr1) with(scpmngr2) with(scpmngr3) )<text:line-break/> <text:s/>{<text:line-break/> <text:s text:c="3"/>...<text:line-break/> <text:s/>}<text:line-break/> <text:s/>WG_LCLCONTEXTEND3</text:span></text:p>
      <text:p text:style-name="P81"/>
      <text:p text:style-name="P81"><text:span text:style-name="T121">is </text:span><text:span text:style-name="T127">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1">This is because if</text:span><text:span text:style-name="T1"> </text:span><text:span text:style-name="T241">scpmngr3.enter()</text:span><text:span text:style-name="T1"> throws then in the first example above </text:span><text:span text:style-name="T241">scpmngr2.exit</text:span><text:span text:style-name="T1"> and </text:span><text:span text:style-name="T241">scpmngr3.exit</text:span><text:span text:style-name="T1"> will both be called with </text:span><text:span text:style-name="T176">scope_completed</text:span><text:span text:style-name="T177"> = true</text:span><text:span text:style-name="T119">, but in the second example they will be called with </text:span><text:span text:style-name="T176">scope_completed</text:span><text:span text:style-name="T177">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127" text:outline-level="2"><text:bookmark-start text:name="__RefHeading__4615_1561157922"/>Same Line Declarations<text:bookmark-end text:name="__RefHeading__4615_1561157922"/></text:h>
      <text:p text:style-name="P88"><text:span text:style-name="T138">Multiple </text:span><text:span text:style-name="T319">STEPED macros</text:span><text:span text:style-name="T138"> may be declared on the same line, for example, as part of a larger macro definition.</text:span></text:p>
      <text:h text:style-name="P137" text:outline-level="1"><text:bookmark-start text:name="__RefHeading__1109_295664061"/>Reference<text:bookmark-end text:name="__RefHeading__1109_295664061"/></text:h>
      <text:h text:style-name="P128" text:outline-level="2"><text:bookmark-start text:name="__RefHeading__3225_295664061"/>Macros<text:bookmark-end text:name="__RefHeading__3225_295664061"/></text:h>
      <text:h text:style-name="P112" text:outline-level="3"><text:bookmark-start text:name="__RefHeading__3227_295664061"/><text:span text:style-name="T289">WG_LCLCONTEXT(...)</text:span><text:span text:style-name="T1"><text:line-break/></text:span><text:span text:style-name="T289">WG_LCLCONTEXT_TPL(...)</text:span><text:span text:style-name="T1"><text:line-break/></text:span><text:span text:style-name="T289">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1">WG_LCLCONTEXT</text:span><text:span text:style-name="T1"> is for use in non-template functions and </text:span><text:span text:style-name="T241">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5473202270251322254" text:style-name="L2">
        <text:list-item>
          <text:p text:style-name="P154">with(scope-manager-expr)</text:p>
          <text:p text:style-name="P156"><text:span text:style-name="T1">The </text:span><text:span text:style-name="T241">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54">with</text:span><text:span text:style-name="T78">'s </text:span><text:span text:style-name="T77">rvalue arguments before resorting to copying them.</text:span></text:p>
          <text:p text:style-name="P157"><text:span text:style-name="T77">N</text:span><text:span text:style-name="T1">on-copyable const rvalues may not be used as arguments to </text:span><text:span text:style-name="T241">with</text:span><text:span text:style-name="T1">. This is because they </text:span><text:span text:style-name="T81">can</text:span><text:span text:style-name="T1"> neither be copied nor moved.</text:span></text:p>
          <text:p text:style-name="P172"><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58"><text:span text:style-name="T174">enter_as(</text:span><text:span text:style-name="T175">type-expression</text:span><text:span text:style-name="T174"> variable-name)</text:span></text:p>
          <text:p text:style-name="P158"><text:soft-page-break/><text:span text:style-name="T86">If present, t</text:span><text:span text:style-name="T85">he </text:span><text:span text:style-name="T257">enter_as</text:span><text:span text:style-name="T85"> named parameter must immediately follow a </text:span><text:span text:style-name="T257">with</text:span><text:span text:style-name="T85"> named parameter.</text:span><text:span text:style-name="T82"> This parameter tells its associated macro to capture the return value of its associated scope manager's </text:span><text:span text:style-name="T256">enter</text:span><text:span text:style-name="T82"> method call in the variable </text:span><text:span text:style-name="T174">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68">enter</text:span><text:span text:style-name="T106"> method call will be ignored.</text:span></text:p>
        </text:list-item>
        <text:list-item>
          <text:p text:style-name="P155"><text:span text:style-name="T179">with_adhoc[ ( nlt-bound-var-dcln-list ) ] adhoc-scope-handlers </text:span><text:span text:style-name="T307">(V)</text:span></text:p>
          <text:p text:style-name="P155"><text:span text:style-name="T180">with_adhoc[ </text:span><text:span text:style-name="T181">nlt-</text:span><text:span text:style-name="T180">bound-tuple-seq ] adhoc-scope-handlers</text:span></text:p>
          <text:p text:style-name="P153"><text:span text:style-name="T189">The </text:span><text:span text:style-name="T258">with_adhoc</text:span><text:span text:style-name="T189"> named parameter </text:span><text:span text:style-name="T190">creates an</text:span><text:span text:style-name="T189"> </text:span><text:span text:style-name="T190">anonymous</text:span><text:span text:style-name="T189"> scope manager</text:span><text:span text:style-name="T190"> whose</text:span><text:span text:style-name="T191"> </text:span><text:span text:style-name="T259">enter</text:span><text:span text:style-name="T190"> and </text:span><text:span text:style-name="T259">exit</text:span><text:span text:style-name="T190"> methods can be customized by the </text:span><text:span text:style-name="T259">on_enter</text:span><text:span text:style-name="T190"> and </text:span><text:span text:style-name="T259">on_exit</text:span><text:span text:style-name="T190"> named parameters.</text:span><text:span text:style-name="T192"> Arguments to </text:span><text:span text:style-name="T260">with_adhoc</text:span><text:span text:style-name="T192"> bind those variables </text:span><text:span text:style-name="T193">that have the</text:span><text:span text:style-name="T192"> same name in the enclosing scope to the said scope manager</text:span><text:span text:style-name="T193">,</text:span><text:span text:style-name="T192"> making those variables accessible </text:span><text:span text:style-name="T193">to its</text:span><text:span text:style-name="T192"> handler methods.</text:span><text:span text:style-name="T194"> </text:span><text:span text:style-name="T210">T</text:span><text:span text:style-name="T194">he special identifier </text:span><text:span text:style-name="T261">this_</text:span><text:span text:style-name="T209">, if implicitly typed, </text:span><text:span text:style-name="T194">binds the </text:span><text:span text:style-name="T261">this</text:span><text:span text:style-name="T194"> variable (if there is one) of the enclosing scope to the said scope manager.</text:span><text:span text:style-name="T210"> Take note that </text:span><text:span text:style-name="T277">const</text:span><text:span text:style-name="T210"> qualification of the latter will apply to its pointed-to-type (see </text:span><text:a xlink:type="simple" xlink:href="#6.1.this_ const Qualification|outline"><text:span text:style-name="T210">Rationale</text:span></text:a><text:span text:style-name="T320">).</text:span></text:p>
          <text:p text:style-name="P159"><text:span text:style-name="T194">N</text:span><text:span text:style-name="T188">ote: at least one of </text:span><text:span text:style-name="T241">on_enter</text:span><text:span text:style-name="T188"> or </text:span><text:span text:style-name="T241">on_exit</text:span><text:span text:style-name="T188"> named parameters must follow this named parameter.</text:span></text:p>
        </text:list-item>
        <text:list-item>
          <text:p text:style-name="P160"><text:span text:style-name="T158">on_enter( compound-statement )</text:span> </text:p>
          <text:p text:style-name="P161"><text:span text:style-name="T196">If present, t</text:span><text:span text:style-name="T188">he </text:span><text:span text:style-name="T241">on_enter</text:span><text:span text:style-name="T188"> named parameter must immediately follow a </text:span><text:span text:style-name="T241">with_adhoc</text:span><text:span text:style-name="T188"> named parameter. </text:span><text:span text:style-name="T195">This named parameter allows the user to customize </text:span><text:span text:style-name="T197">the </text:span><text:span text:style-name="T262">enter</text:span><text:span text:style-name="T195"> method of the</text:span><text:span text:style-name="T197"> previously created</text:span><text:span text:style-name="T195"> anonymous scope manager</text:span><text:span text:style-name="T197">. </text:span><text:span text:style-name="T198">Please note that t</text:span><text:span text:style-name="T197">he return type of this method will always be </text:span><text:span text:style-name="T263">void</text:span><text:span text:style-name="T197">, so even if the argument to this named parameter returns, it will be ignored.</text:span><text:span text:style-name="T206"> </text:span><text:span text:style-name="T207">For convenience, semicolon will always be appended to this parameter's argument.</text:span></text:p>
        </text:list-item>
        <text:list-item>
          <text:p text:style-name="P162">on_exit( compound-statement )</text:p>
          <text:p text:style-name="P163"><text:span text:style-name="T188">If present, the </text:span><text:span text:style-name="T241">on_exit</text:span><text:span text:style-name="T188"> named parameter must either follow a </text:span><text:span text:style-name="T241">with_adhoc</text:span><text:span text:style-name="T188"> or a </text:span><text:span text:style-name="T241">on_enter</text:span><text:span text:style-name="T188"> named parameter.</text:span><text:span text:style-name="T199"> </text:span><text:span text:style-name="T195">This named parameter allows the user to customize </text:span><text:span text:style-name="T197">the </text:span><text:span text:style-name="T264">exit</text:span><text:span text:style-name="T195"> method of the</text:span><text:span text:style-name="T197"> previously created</text:span><text:span text:style-name="T195"> anonymous scope manager</text:span><text:span text:style-name="T197">.</text:span><text:span text:style-name="T199"> Please note that the boolean </text:span><text:span text:style-name="T269">scope_completed</text:span><text:span text:style-name="T199"> variable is accessible within this named parameter's argument. Also </text:span><text:span text:style-name="T188">note that t</text:span><text:span text:style-name="T197">he return type of this method will always be </text:span><text:span text:style-name="T263">void</text:span><text:span text:style-name="T197">, so even if the argument to this named parameter returns, it will be ignored.</text:span><text:span text:style-name="T208"> </text:span><text:span text:style-name="T207">For convenience, semicolon will always be appended to this parameter's argument.</text:span></text:p>
        </text:list-item>
      </text:list>
      <text:p text:style-name="P85"><text:span text:style-name="T201">Multiple scope managers, both extan</text:span><text:span text:style-name="T202">t</text:span><text:span text:style-name="T201"> and adhoc, maybe </text:span><text:span text:style-name="T203">specified by</text:span><text:span text:style-name="T201"> an opening macro. These scope managers are captured and/or constructed in the order in which they appeared in their opening macro, and, whenever appropriate, are destructed in the reverse order.</text:span><text:span text:style-name="T204"> Upon entry into a STEPed scope, the </text:span><text:span text:style-name="T255">enter</text:span><text:span text:style-name="T204"> method of the opening macro's scope managers will be executed in the order in which those scope managers were specified, and upon exit from the said scope</text:span><text:span text:style-name="T205">, for any reason whatsoever</text:span><text:span text:style-name="T204">, the </text:span><text:span text:style-name="T255">exit</text:span><text:span text:style-name="T204"> method of said scope managers will be executed in the reverse order.</text:span></text:p>
      <text:h text:style-name="P113" text:outline-level="3"><text:bookmark-start text:name="__RefHeading__2686_1561157922"/><text:soft-page-break/>BOOST_NO_EXCEPTIONS<text:bookmark-end text:name="__RefHeading__2686_1561157922"/></text:h>
      <text:p text:style-name="P84">If this macro is defined then exception supported code will<text:span text:style-name="T318"> not</text:span> be generated.<text:span text:style-name="T317"> This means that if an exception is thrown from a STEPed scope, then none of the guarantees concerning premature scope exit hold for any of the associated scope managers.</text:span></text:p>
      <text:h text:style-name="P138" text:outline-level="1"><text:bookmark-start text:name="__RefHeading__3154_295664061"/>Limitations<text:bookmark-end text:name="__RefHeading__3154_295664061"/></text:h>
      <text:h text:style-name="P129" text:outline-level="2"><text:bookmark-start text:name="__RefHeading__3156_295664061"/>C++03 Limitations<text:bookmark-end text:name="__RefHeading__3156_295664061"/></text:h>
      <text:h text:style-name="P114"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61"><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61"><text:span text:style-name="T103">As for type arguments of macro parameters that contain commas, a very simple workaround </text:span><text:span text:style-name="T54">is to use typedef aliases instead.</text:span></text:p>
      <text:p text:style-name="P92"><text:span text:style-name="T54">N</text:span><text:span text:style-name="T1">ote that the above limitation does </text:span><text:span text:style-name="T123">not </text:span><text:span text:style-name="T1">exist for C++11 nor C++03 preprocessors that support variadic macros.</text:span></text:p>
      <text:h text:style-name="P130" text:outline-level="2"><text:bookmark-start text:name="__RefHeading__4624_1561157922"/>General Limitations<text:bookmark-end text:name="__RefHeading__4624_1561157922"/></text:h>
      <text:h text:style-name="P115" text:outline-level="3"><text:bookmark-start text:name="__RefHeading__4626_1561157922"/><text:span text:style-name="T147">Implicitly Typed </text:span><text:span text:style-name="T1">Variables</text:span><text:bookmark-end text:name="__RefHeading__4626_1561157922"/></text:h>
      <text:p text:style-name="P93"><text:span text:style-name="T147">Implicitly typed</text:span><text:span text:style-name="T1"> variables</text:span><text:span text:style-name="T148"> in named macro parameters</text:span><text:span text:style-name="T1"> may not be named "ref".</text:span></text:p>
      <text:h text:style-name="P103"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1">with</text:span><text:span text:style-name="T1"> named parameter in C++03, then its type should be marked to indicate that it is noncopyable. There are four ways to do this:</text:span></text:p>
      <text:list xml:id="list1754731898731180529" text:style-name="L3">
        <text:list-item>
          <text:p text:style-name="P165"><text:span text:style-name="T1">derive said type from ::</text:span><text:span text:style-name="T241">boost::noncopyable</text:span><text:span text:style-name="T1">, or</text:span></text:p>
        </text:list-item>
        <text:list-item>
          <text:p text:style-name="P164"><text:span text:style-name="T200">mark said type </text:span><text:span text:style-name="T227">BOOST_MOVABLE_BUT_NOT_COPYABLE</text:span><text:span text:style-name="T214">, or</text:span></text:p>
        </text:list-item>
        <text:list-item>
          <text:p text:style-name="P164">mark said type's copy constructor "= delete", or </text:p>
        </text:list-item>
        <text:list-item>
          <text:p text:style-name="P165"><text:span text:style-name="T1">specialize </text:span><text:span text:style-name="T241">::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39" text:outline-level="1"><text:bookmark-start text:name="__RefHeading__1111_295664061"/>Grammar<text:bookmark-end text:name="__RefHeading__1111_295664061"/></text:h>
      <text:h text:style-name="P131" text:outline-level="2"><text:bookmark-start text:name="__RefHeading__1113_295664061"/>Special Symbols<text:bookmark-end text:name="__RefHeading__1113_295664061"/></text:h>
      <text:list xml:id="list2959164194155727983" text:style-name="L4">
        <text:list-item>
          <text:p text:style-name="P166">[...]</text:p>
          <text:p text:style-name="P166">Items enclosed in square brackets denote optional grammar entries.</text:p>
        </text:list-item>
        <text:list-item>
          <text:p text:style-name="P101"><text:soft-page-break/>with with_adhoc enter<text:span text:style-name="T306">_</text:span>as on_enter on_exit</text:p>
          <text:p text:style-name="P167">These tokens are to be regarded as non-punctuation terminals.</text:p>
        </text:list-item>
      </text:list>
      <text:h text:style-name="P131" text:outline-level="2"><text:bookmark-start text:name="__RefHeading__1115_295664061"/>EBNF<text:bookmark-end text:name="__RefHeading__1115_295664061"/></text:h>
      <text:p text:style-name="P1"><text:span text:style-name="T226">lclcontext</text:span><text:span text:style-name="T158">-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58">lclcontext-start-macro </text:span><text:span text:style-name="T227">::=</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0"><text:s text:c="2"/></text:span>with_adhoc[ ( nlt-bound-var-dcln-list ) ] adhoc-scope-handlers <text:span text:style-name="T307">(V)</text:span></text:p>
      <text:p text:style-name="P29"><text:span text:style-name="T158"><text:s text:c="2"/></text:span><text:span text:style-name="T168">| </text:span><text:span text:style-name="T158">with_adhoc[ </text:span><text:span text:style-name="T161">nlt-</text:span><text:span text:style-name="T158">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09">var-dcln</text:span></text:p>
      <text:p text:style-name="P39"><text:s text:c="2"/>| nlt-bound-var-dcln-list<text:span text:style-name="T309">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299"><text:s/>explicit-non-local-type</text:span> var-name</text:p>
      <text:p text:style-name="P3"/>
      <text:p text:style-name="P6"><text:span text:style-name="T158">implicit-type-var-dcln </text:span><text:span text:style-name="T159">:</text:span><text:span text:style-name="T158">:=</text:span></text:p>
      <text:p text:style-name="P34"><text:s text:c="2"/>implicit-type var-name</text:p>
      <text:p text:style-name="P34"/>
      <text:p text:style-name="P37">type-expression ::=</text:p>
      <text:p text:style-name="P37"><text:s text:c="4"/>explicit-non-local-type</text:p>
      <text:p text:style-name="P38"><text:s text:c="2"/>|<text:span text:style-name="T300"> implicit-type</text:span></text:p>
      <text:p text:style-name="P34"/>
      <text:p text:style-name="P6"><text:span text:style-name="T158">implicit-type </text:span><text:span text:style-name="T160">:</text:span><text:span text:style-name="T158">:= lib-type-qualifiers | empty-</text:span><text:span text:style-name="T166">token</text:span></text:p>
      <text:p text:style-name="P34"><text:soft-page-break/></text:p>
      <text:p text:style-name="P30"><text:span text:style-name="T158">lib-type-qualifiers </text:span><text:span text:style-name="T160">:</text:span><text:span text:style-name="T158">:= const | ref | const ref</text:span></text:p>
      <text:p text:style-name="P34"/>
      <text:p text:style-name="P30"><text:span text:style-name="T158">explicit-non-local-type </text:span><text:span text:style-name="T160">:</text:span><text:span text:style-name="T158">:= </text:span></text:p>
      <text:p text:style-name="P34"><text:span text:style-name="T157"><text:s text:c="2"/></text:span><text:span text:style-name="T178">type</text:span><text:span text:style-name="T157">( non-local-type-specifier )</text:span></text:p>
      <text:p text:style-name="P33"/>
      <text:p text:style-name="P41"><text:span text:style-name="T308">(V)</text:span> Requires a variadic macro supported preprocessor.</text:p>
      <text:p text:style-name="P33">scope-manager-expr ::= A C++ expression that evaluates to a scope manager.</text:p>
      <text:p text:style-name="P33">compound-statement ::= See C++ standard.</text:p>
      <text:p text:style-name="P31"><text:span text:style-name="T158">var-name </text:span><text:span text:style-name="T160">:</text:span><text:span text:style-name="T158">:= A C++ variable name.</text:span></text:p>
      <text:p text:style-name="P31"><text:span text:style-name="T158">non-local-type-specifier </text:span><text:span text:style-name="T160">:</text:span><text:span text:style-name="T158">:=</text:span></text:p>
      <text:p text:style-name="P33"><text:s text:c="2"/>A type-specifier that specifies a non-local type.</text:p>
      <text:p text:style-name="P36">empty-token ::= The token consisting of no characters.</text:p>
      <text:h text:style-name="P140" text:outline-level="1"><text:bookmark-start text:name="__RefHeading__4617_1561157922"/>Rationale<text:bookmark-end text:name="__RefHeading__4617_1561157922"/></text:h>
      <text:h text:style-name="P132" text:outline-level="2"><text:bookmark-start text:name="__RefHeading__4619_1561157922"/>this_ const Qualification<text:bookmark-end text:name="__RefHeading__4619_1561157922"/></text:h>
      <text:p text:style-name="P87"><text:span text:style-name="T133">The </text:span><text:span text:style-name="T273">const</text:span><text:span text:style-name="T133"> qualification of </text:span><text:span text:style-name="T135">an implicitly typed </text:span><text:span text:style-name="T273">this_</text:span><text:span text:style-name="T135"> </text:span><text:span text:style-name="T133">bound variable applies to the pointed-to-type of </text:span><text:span text:style-name="T273">this_</text:span><text:span text:style-name="T133"> because its type, and hence the type of </text:span><text:span text:style-name="T273">this</text:span><text:span text:style-name="T133">, are already </text:span><text:span text:style-name="T273">const</text:span><text:span text:style-name="T133"> qualified. Not only would it be redundant, but it would also be impossible to </text:span><text:span text:style-name="T273">const</text:span><text:span text:style-name="T133"> qualify </text:span><text:span text:style-name="T134">the pointed-to-type of </text:span><text:span text:style-name="T133">an implicitly typed </text:span><text:span text:style-name="T273">this_</text:span><text:span text:style-name="T133"> had the constness </text:span><text:span text:style-name="T134">been </text:span><text:span text:style-name="T133">applied to the pointer type</text:span><text:span text:style-name="T134">.</text:span></text:p>
      <text:h text:style-name="P141" text:outline-level="1"><text:bookmark-start text:name="__RefHeading__1117_295664061"/>Alternatives<text:bookmark-end text:name="__RefHeading__1117_295664061"/></text:h>
      <text:h text:style-name="P117"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4">e</text:span>abl<text:span text:style-name="T295">e</text:span> <text:span text:style-name="T296">Intent</text:span><text:bookmark-end text:name="__RefHeading__1121_295664061"/></text:h>
      <text:p text:style-name="P55"><text:span text:style-name="T73">U</text:span><text:span text:style-name="T12">sing</text:span><text:span text:style-name="T10"> Boost.ScopeExit to formalize the </text:span><text:span text:style-name="T218">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3">a1</text:span><text:span text:style-name="T9">, </text:span><text:span text:style-name="T243">a2</text:span><text:span text:style-name="T9">,</text:span><text:span text:style-name="T12"> and</text:span><text:span text:style-name="T9"> </text:span><text:span text:style-name="T243">a3</text:span><text:span text:style-name="T9"> the method </text:span><text:span text:style-name="T244">suspend_layout</text:span><text:span text:style-name="T9"> must be called on scope entry and the method </text:span><text:span text:style-name="T244">resume_layout</text:span><text:span text:style-name="T9"> must be called on scope exit, then the programmer must ensure that they are ordered in the following manner:</text:span></text:p>
      <text:p text:style-name="P8"><text:span text:style-name="T158"><text:s text:c="4"/>a1.</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a2.</text:span><text:span text:style-name="T244">suspend_layout</text:span><text:span text:style-name="T158">();</text:span></text:p>
      <text:p text:style-name="P32"><text:span text:style-name="T158"><text:s text:c="4"/>BOOST_SCOPE_EXIT(&amp;foo) { a2.</text:span><text:span text:style-name="T244">resume_layout</text:span><text:span text:style-name="T158">(); } BOOST_SCOPE_EXIT_END</text:span></text:p>
      <text:p text:style-name="P32"><text:span text:style-name="T158"><text:s text:c="4"/>a3.</text:span><text:span text:style-name="T244">suspend_layout</text:span><text:span text:style-name="T158">();</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56"/>
      <text:p text:style-name="P48">and not in the following plausible manner:</text:p>
      <text:p text:style-name="P7"><text:span text:style-name="T158"><text:s text:c="4"/>a1.</text:span><text:span text:style-name="T228">suspend_layout</text:span><text:span text:style-name="T158">();</text:span></text:p>
      <text:p text:style-name="P32"><text:span text:style-name="T158"><text:s text:c="4"/>a2.</text:span><text:span text:style-name="T244">suspend_layout</text:span><text:span text:style-name="T158">();</text:span></text:p>
      <text:p text:style-name="P32"><text:soft-page-break/><text:span text:style-name="T158"><text:s text:c="4"/>a3.</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BOOST_SCOPE_EXIT(&amp;foo) { a2.</text:span><text:span text:style-name="T244">resume_layout</text:span><text:span text:style-name="T158">(); } BOOST_SCOPE_EXIT_END</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48"/>
      <text:p text:style-name="P48">since in the latter case if <text:span text:style-name="T227">a2.</text:span><text:span text:style-name="T229">suspend_layout</text:span><text:span text:style-name="T227">()</text:span> throws<text:span text:style-name="T291"> then </text:span><text:span text:style-name="T229">a1</text:span><text:span text:style-name="T291">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2">after</text:span> the <text:span text:style-name="T227">BOOST_SCOPE_EXIT_END</text:span> macro.<text:span text:style-name="T293"> In the author's opinion, a first glance at code which uses Boost.ScopeExit conveys that the specified exit-code will be executed upon exit from anywhere in the current scope and not just for the </text:span><text:span text:style-name="T223">portion</text:span><text:span text:style-name="T293"> of the current scope after Boost.ScopeExit's ending macro. Additionally, this author argues that one has to become acclimated to the latter fact in order to comfortably use Boost.ScopeExit.</text:span></text:p>
      <text:h text:style-name="P116" text:outline-level="3"><text:bookmark-start text:name="__RefHeading__3081_318050475"/>Feature Deficiency<text:bookmark-end text:name="__RefHeading__3081_318050475"/></text:h>
      <text:p text:style-name="P94">With Boost.ScopeExit it is not possible to automatically determine whether its scope was exited prematurely or not.<text:span text:style-name="T314"> This means that writing transactional code using Boost.ScopeExit requires the programmer to manually indicate the end of scope. Granted, with this library the programmer is also required to put </text:span><text:span text:style-name="T237">WG_LCLCONTEXT_END</text:span><text:span text:style-name="T213">N</text:span><text:span text:style-name="T314"> at the end of scope, however, the difference is that in the former if the manual indicator was forgotten it may or may not result in a runtime error whereas in the latter forgetting to use </text:span><text:span text:style-name="T237">WG_LCLCONTEXT_END</text:span><text:span text:style-name="T213">N</text:span><text:span text:style-name="T314"> will always result in a compile time error.</text:span></text:p>
      <text:h text:style-name="P142" text:outline-level="1"><text:bookmark-start text:name="__RefHeading__5050_1561157922"/>Implementation<text:bookmark-end text:name="__RefHeading__5050_1561157922"/></text:h>
      <text:p text:style-name="P95">The following is an outline of what a STEPed code might generate. The purpose of this is to inform the curious reader and aid library maintainers, but <text:span text:style-name="T323">it </text:span>is not a guarantee of what <text:span text:style-name="T324">the</text:span> implementation <text:span text:style-name="T324">will generate</text:span>.</text:p>
      <text:h text:style-name="P133" text:outline-level="2"><text:bookmark-start text:name="__RefHeading__5052_1561157922"/>Sample STEPed Macro Us<text:span text:style-name="T325">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33" text:outline-level="2"><text:bookmark-start text:name="__RefHeading__5054_1561157922"/><text:soft-page-break/>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1"><text:s text:c="8"/></text:span><text:span text:style-name="T304">boost::add_reference</text:span></text:p>
      <text:p text:style-name="P28"><text:s text:c="8"/>&lt;</text:p>
      <text:p text:style-name="P25"><text:span text:style-name="T305"><text:s text:c="10"/></text:span><text:span text:style-name="T281">BOOST_TYPEOF((FileMngr&lt;std::ofstream&gt;("tmp.bin")) . enter()) </text:span></text:p>
      <text:p text:style-name="P26"><text:span text:style-name="T281"><text:s/></text:span><text:span text:style-name="T241"><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1"><text:s text:c="2"/></text:span><text:span text:style-name="T282">#ifndef </text:span><text:span text:style-name="T303">BOOST_NO_EXCEPTIONS</text:span></text:p>
      <text:p text:style-name="P20"><text:s text:c="4"/>try </text:p>
      <text:p text:style-name="P20"><text:s text:c="4"/>{</text:p>
      <text:p text:style-name="P15"><text:span text:style-name="T149"><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oft-page-break/><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9"><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50"><text:s text:c="2"/>#ifndef </text:span><text:span text:style-name="T301">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50">#ifndef </text:span><text:span text:style-name="T301">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51"><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50">#ifndef </text:span><text:span text:style-name="T301">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6"><text:soft-page-break/>Implementation notes:</text:p>
      <text:list xml:id="list1134544827978382439" text:style-name="L5">
        <text:list-item>
          <text:p text:style-name="P168">Extant scope managers are wrapped in proxies of type <text:span text:style-name="T281">extant_scopemngr_proxy_t</text:span> so that in the proxy's destructor it will be possible to determine if the proxified scope manager's <text:span text:style-name="T227">exit</text:span> method has been invoked or not. This is needed to <text:span text:style-name="T326">disambiguate</text:span> the case of premature scope exit <text:span text:style-name="T227">via</text:span> a return statement.</text:p>
        </text:list-item>
        <text:list-item>
          <text:p text:style-name="P169">The result of user specified extant scope manager expressions are captured via the <text:span text:style-name="T227">WG_AUTOSIMULATOR_DETAIL_AUTOANY_EXPR_CAPTURE</text:span> macro. This is done so that such expressions can be specified without explicitly specifying their types and without having to use of Boost.Typeof to deduce their types.<text:span text:style-name="T327"> To implement this, </text:span><text:span text:style-name="T240">WG_AUTOSIMULATOR_DETAIL_AUTOANY_EXPR_CAPTURE</text:span><text:span text:style-name="T327"> borrows the techniques of Boost.Foreach.</text:span></text:p>
          <text:p text:style-name="P170">Because this method of capture effectively type erases the captured <text:span text:style-name="T328">object</text:span>, <text:span text:style-name="T227">extant_scopemngr_proxy_downcast</text:span> <text:span text:style-name="T328">must later </text:span>be used to <text:span text:style-name="T328">retrieve that object.</text:span></text:p>
        </text:list-item>
        <text:list-item>
          <text:p text:style-name="P171">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6T12:58:06.315000000</dc:date>
    <meta:editing-duration>P13DT4H12M26S</meta:editing-duration>
    <meta:editing-cycles>375</meta:editing-cycles>
    <meta:generator>LibreOffice/4.2.4.2$Windows_x86 LibreOffice_project/63150712c6d317d27ce2db16eb94c2f3d7b699f8</meta:generator>
    <meta:document-statistic meta:table-count="0" meta:image-count="0" meta:object-count="0" meta:page-count="17" meta:paragraph-count="398" meta:word-count="4342" meta:character-count="31896" meta:non-whitespace-character-count="26601"/>
  </office:meta>
</office:document-meta>
</file>